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VBAProject/Module1.xml" manifest:media-type="text/xml"/>
  <manifest:file-entry manifest:full-path="Basic/VBAProject/ThisWorkbook.xml" manifest:media-type="text/xml"/>
  <manifest:file-entry manifest:full-path="Basic/VBAProject/script-lb.xml" manifest:media-type="text/xml"/>
  <manifest:file-entry manifest:full-path="Basic/VBAProject/Feuil2.xml" manifest:media-type="text/xml"/>
  <manifest:file-entry manifest:full-path="Basic/VBAProject/Sheet1.xml" manifest:media-type="text/xml"/>
  <manifest:file-entry manifest:full-path="Basic/VBAProject/Feuil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7mm"/>
    </style:style>
    <style:style style:name="co2" style:family="table-column">
      <style:table-column-properties fo:break-before="auto" style:column-width="34.94mm"/>
    </style:style>
    <style:style style:name="co3" style:family="table-column">
      <style:table-column-properties fo:break-before="auto" style:column-width="12.56mm"/>
    </style:style>
    <style:style style:name="co4" style:family="table-column">
      <style:table-column-properties fo:break-before="auto" style:column-width="23.76mm"/>
    </style:style>
    <style:style style:name="co5" style:family="table-column">
      <style:table-column-properties fo:break-before="auto" style:column-width="14.8mm"/>
    </style:style>
    <style:style style:name="co6" style:family="table-column">
      <style:table-column-properties fo:break-before="auto" style:column-width="39.42mm"/>
    </style:style>
    <style:style style:name="co7" style:family="table-column">
      <style:table-column-properties fo:break-before="auto" style:column-width="22.58mm"/>
    </style:style>
    <style:style style:name="co8" style:family="table-column">
      <style:table-column-properties fo:break-before="auto" style:column-width="19.56mm"/>
    </style:style>
    <style:style style:name="co9" style:family="table-column">
      <style:table-column-properties fo:break-before="auto" style:column-width="38.86mm"/>
    </style:style>
    <style:style style:name="ro1" style:family="table-row">
      <style:table-row-properties style:row-height="9.33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12.44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5.94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9.26mm" fo:break-before="auto" style:use-optimal-row-height="true"/>
    </style:style>
    <style:style style:name="ro8" style:family="table-row">
      <style:table-row-properties style:row-height="9.26mm" fo:break-before="auto" style:use-optimal-row-height="false"/>
    </style:style>
    <style:style style:name="ro9" style:family="table-row">
      <style:table-row-properties style:row-height="5.29mm" fo:break-before="auto" style:use-optimal-row-height="true"/>
    </style:style>
    <style:style style:name="ta1" style:family="table" style:master-page-name="PageStyle_5f_Question_20_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Question_20_2">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fo:background-color="#00cc33"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1">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ackground-color="#0066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ackground-color="#ff00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00cc33"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fo:background-color="#ffff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glyph-orientation-vertical="0" fo:border-bottom="0.74pt solid #000000" fo:background-color="#00cc33"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ackground-color="#ff000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ackground-color="#0000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fo:background-color="#ff00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textarea-vertical-align="middle"/>
    </style:style>
    <style:style style:name="P1" style:family="paragraph">
      <style:paragraph-properties fo:text-align="center"/>
    </style:style>
  </office:automatic-styles>
  <office:body>
    <office:spreadsheet>
      <table:calculation-settings table:case-sensitive="false" table:automatic-find-labels="false" table:use-regular-expressions="false" table:use-wildcards="true"/>
      <table:table table:name="Question 1"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1" form:id="control1" form:label="Calcul Précédences"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EcritPrecedences?language=Basic&amp;location=document" xlink:type="simple"/>
              </office:event-listeners>
            </form:button>
          </form:form>
        </office:forms>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number-columns-repeated="248" table:default-cell-style-name="ce2"/>
        <table:table-column table:style-name="co6" table:number-columns-repeated="769" table:default-cell-style-name="Default"/>
        <table:table-row table:style-name="ro1">
          <table:table-cell table:style-name="ce1" office:value-type="string" calcext:value-type="string">
            <text:p>C6-Stade : Construction d'un stade</text:p>
          </table:table-cell>
          <table:table-cell table:number-columns-repeated="1023"/>
        </table:table-row>
        <table:table-row table:style-name="ro1">
          <table:table-cell table:style-name="ce1"/>
          <table:table-cell table:number-columns-repeated="2"/>
          <table:table-cell table:style-name="ce12" office:value-type="string" calcext:value-type="string" table:number-columns-spanned="2" table:number-rows-spanned="1">
            <text:p>Date de fin du chantier</text:p>
          </table:table-cell>
          <table:covered-table-cell table:style-name="ce16"/>
          <table:table-cell table:style-name="ce16" table:formula="of:=[.F23]" office:value-type="float" office:value="64" calcext:value-type="float">
            <text:p>64</text:p>
          </table:table-cell>
          <table:table-cell table:number-columns-repeated="1018"/>
        </table:table-row>
        <table:table-row table:style-name="ro2">
          <table:table-cell table:number-columns-repeated="1024"/>
        </table:table-row>
        <table:table-row table:style-name="ro3">
          <table:table-cell table:style-name="ce3" office:value-type="string" calcext:value-type="string">
            <text:p>N° tâche</text:p>
          </table:table-cell>
          <table:table-cell table:style-name="ce6" office:value-type="string" calcext:value-type="string" table:number-columns-spanned="2" table:number-rows-spanned="1">
            <text:p>Libellé des tâches</text:p>
          </table:table-cell>
          <table:covered-table-cell table:style-name="ce10"/>
          <table:table-cell table:style-name="ce3" office:value-type="string" calcext:value-type="string">
            <text:p>Durée</text:p>
          </table:table-cell>
          <table:table-cell table:style-name="ce6" office:value-type="string" calcext:value-type="string">
            <text:p>Tâches</text:p>
            <text:p>précédentes</text:p>
          </table:table-cell>
          <table:table-cell table:style-name="ce6" office:value-type="string" calcext:value-type="string">
            <text:p>Début</text:p>
          </table:table-cell>
          <table:table-cell table:style-name="ce6" office:value-type="string" calcext:value-type="string">
            <text:p>Fin</text:p>
          </table:table-cell>
          <table:table-cell table:number-columns-repeated="1017"/>
        </table:table-row>
        <table:table-row table:style-name="ro4">
          <table:table-cell table:style-name="ce4" office:value-type="float" office:value="1" calcext:value-type="float">
            <text:p>1</text:p>
          </table:table-cell>
          <table:table-cell table:style-name="ce4" office:value-type="string" calcext:value-type="string" table:number-columns-spanned="2" table:number-rows-spanned="1">
            <text:p>Installation du chantier</text:p>
          </table:table-cell>
          <table:covered-table-cell table:style-name="ce11"/>
          <table:table-cell table:style-name="ce13" office:value-type="float" office:value="2" calcext:value-type="float">
            <text:p>2</text:p>
          </table:table-cell>
          <table:table-cell table:style-name="ce13" office:value-type="string" calcext:value-type="string">
            <text:p>Aucune</text:p>
          </table:table-cell>
          <table:table-cell table:style-name="ce18" office:value-type="float" office:value="0" calcext:value-type="float">
            <text:p>0</text:p>
          </table:table-cell>
          <table:table-cell table:style-name="ce20" table:formula="of:=[.F5]+[.D5]" office:value-type="float" office:value="2" calcext:value-type="float">
            <text:p>2</text:p>
          </table:table-cell>
          <table:table-cell table:number-columns-repeated="1017"/>
        </table:table-row>
        <table:table-row table:style-name="ro4">
          <table:table-cell table:style-name="ce4" office:value-type="float" office:value="2" calcext:value-type="float">
            <text:p>2</text:p>
          </table:table-cell>
          <table:table-cell table:style-name="ce4" office:value-type="string" calcext:value-type="string" table:number-columns-spanned="2" table:number-rows-spanned="1">
            <text:p>Terrassements</text:p>
          </table:table-cell>
          <table:covered-table-cell table:style-name="ce11"/>
          <table:table-cell table:style-name="ce13" office:value-type="float" office:value="16" calcext:value-type="float">
            <text:p>16</text:p>
          </table:table-cell>
          <table:table-cell table:style-name="ce13" office:value-type="float" office:value="1" calcext:value-type="float">
            <text:p>1</text:p>
          </table:table-cell>
          <table:table-cell table:style-name="ce18" office:value-type="float" office:value="2" calcext:value-type="float">
            <text:p>2</text:p>
          </table:table-cell>
          <table:table-cell table:style-name="ce20" table:formula="of:=[.F6]+[.D6]" office:value-type="float" office:value="18" calcext:value-type="float">
            <text:p>18</text:p>
          </table:table-cell>
          <table:table-cell table:number-columns-repeated="1017"/>
        </table:table-row>
        <table:table-row table:style-name="ro4">
          <table:table-cell table:style-name="ce4" office:value-type="float" office:value="3" calcext:value-type="float">
            <text:p>3</text:p>
          </table:table-cell>
          <table:table-cell table:style-name="ce4" office:value-type="string" calcext:value-type="string" table:number-columns-spanned="2" table:number-rows-spanned="1">
            <text:p>Construction des fondations</text:p>
          </table:table-cell>
          <table:covered-table-cell table:style-name="ce11"/>
          <table:table-cell table:style-name="ce13" office:value-type="float" office:value="9" calcext:value-type="float">
            <text:p>9</text:p>
          </table:table-cell>
          <table:table-cell table:style-name="ce13" office:value-type="float" office:value="2" calcext:value-type="float">
            <text:p>2</text:p>
          </table:table-cell>
          <table:table-cell table:style-name="ce18" office:value-type="float" office:value="18" calcext:value-type="float">
            <text:p>18</text:p>
          </table:table-cell>
          <table:table-cell table:style-name="ce20" table:formula="of:=[.F7]+[.D7]" office:value-type="float" office:value="27" calcext:value-type="float">
            <text:p>27</text:p>
          </table:table-cell>
          <table:table-cell table:number-columns-repeated="1017"/>
        </table:table-row>
        <table:table-row table:style-name="ro4">
          <table:table-cell table:style-name="ce4" office:value-type="float" office:value="4" calcext:value-type="float">
            <text:p>4</text:p>
          </table:table-cell>
          <table:table-cell table:style-name="ce4" office:value-type="string" calcext:value-type="string" table:number-columns-spanned="2" table:number-rows-spanned="1">
            <text:p>VRD (voirie, réseaux divers)</text:p>
          </table:table-cell>
          <table:covered-table-cell table:style-name="ce11"/>
          <table:table-cell table:style-name="ce13" office:value-type="float" office:value="8" calcext:value-type="float">
            <text:p>8</text:p>
          </table:table-cell>
          <table:table-cell table:style-name="ce13" office:value-type="float" office:value="2" calcext:value-type="float">
            <text:p>2</text:p>
          </table:table-cell>
          <table:table-cell table:style-name="ce18" office:value-type="float" office:value="18" calcext:value-type="float">
            <text:p>18</text:p>
          </table:table-cell>
          <table:table-cell table:style-name="ce20" table:formula="of:=[.F8]+[.D8]" office:value-type="float" office:value="26" calcext:value-type="float">
            <text:p>26</text:p>
          </table:table-cell>
          <table:table-cell table:number-columns-repeated="1017"/>
        </table:table-row>
        <table:table-row table:style-name="ro4">
          <table:table-cell table:style-name="ce4" office:value-type="float" office:value="5" calcext:value-type="float">
            <text:p>5</text:p>
          </table:table-cell>
          <table:table-cell table:style-name="ce4" office:value-type="string" calcext:value-type="string" table:number-columns-spanned="2" table:number-rows-spanned="1">
            <text:p>Elévation du sous-sol</text:p>
          </table:table-cell>
          <table:covered-table-cell table:style-name="ce11"/>
          <table:table-cell table:style-name="ce13" office:value-type="float" office:value="10" calcext:value-type="float">
            <text:p>10</text:p>
          </table:table-cell>
          <table:table-cell table:style-name="ce13" office:value-type="float" office:value="3" calcext:value-type="float">
            <text:p>3</text:p>
          </table:table-cell>
          <table:table-cell table:style-name="ce18" office:value-type="float" office:value="27" calcext:value-type="float">
            <text:p>27</text:p>
          </table:table-cell>
          <table:table-cell table:style-name="ce20" table:formula="of:=[.F9]+[.D9]" office:value-type="float" office:value="37" calcext:value-type="float">
            <text:p>37</text:p>
          </table:table-cell>
          <table:table-cell table:number-columns-repeated="1017"/>
        </table:table-row>
        <table:table-row table:style-name="ro4">
          <table:table-cell table:style-name="ce4" office:value-type="float" office:value="6" calcext:value-type="float">
            <text:p>6</text:p>
          </table:table-cell>
          <table:table-cell table:style-name="ce4" office:value-type="string" calcext:value-type="string" table:number-columns-spanned="2" table:number-rows-spanned="1">
            <text:p>Plancher principal</text:p>
          </table:table-cell>
          <table:covered-table-cell table:style-name="ce11"/>
          <table:table-cell table:style-name="ce13" office:value-type="float" office:value="6" calcext:value-type="float">
            <text:p>6</text:p>
          </table:table-cell>
          <table:table-cell table:style-name="ce13" office:value-type="string" calcext:value-type="string">
            <text:p>4, 5</text:p>
          </table:table-cell>
          <table:table-cell table:style-name="ce18" office:value-type="float" office:value="37" calcext:value-type="float">
            <text:p>37</text:p>
          </table:table-cell>
          <table:table-cell table:style-name="ce20" table:formula="of:=[.F10]+[.D10]" office:value-type="float" office:value="43" calcext:value-type="float">
            <text:p>43</text:p>
          </table:table-cell>
          <table:table-cell table:number-columns-repeated="1017"/>
        </table:table-row>
        <table:table-row table:style-name="ro4">
          <table:table-cell table:style-name="ce4" office:value-type="float" office:value="7" calcext:value-type="float">
            <text:p>7</text:p>
          </table:table-cell>
          <table:table-cell table:style-name="ce4" office:value-type="string" calcext:value-type="string" table:number-columns-spanned="2" table:number-rows-spanned="1">
            <text:p>Cloisonnement des vestiaires</text:p>
          </table:table-cell>
          <table:covered-table-cell table:style-name="ce11"/>
          <table:table-cell table:style-name="ce13" office:value-type="float" office:value="2" calcext:value-type="float">
            <text:p>2</text:p>
          </table:table-cell>
          <table:table-cell table:style-name="ce13" office:value-type="float" office:value="4" calcext:value-type="float">
            <text:p>4</text:p>
          </table:table-cell>
          <table:table-cell table:style-name="ce18" office:value-type="float" office:value="26.0000000000203" calcext:value-type="float">
            <text:p>26,0000000000203</text:p>
          </table:table-cell>
          <table:table-cell table:style-name="ce20" table:formula="of:=[.F11]+[.D11]" office:value-type="float" office:value="28.0000000000203" calcext:value-type="float">
            <text:p>28,0000000000203</text:p>
          </table:table-cell>
          <table:table-cell table:number-columns-repeated="1017"/>
        </table:table-row>
        <table:table-row table:style-name="ro4">
          <table:table-cell table:style-name="ce4" office:value-type="float" office:value="8" calcext:value-type="float">
            <text:p>8</text:p>
          </table:table-cell>
          <table:table-cell table:style-name="ce4" office:value-type="string" calcext:value-type="string" table:number-columns-spanned="2" table:number-rows-spanned="1">
            <text:p>Electrification des gradins</text:p>
          </table:table-cell>
          <table:covered-table-cell table:style-name="ce11"/>
          <table:table-cell table:style-name="ce13" office:value-type="float" office:value="2" calcext:value-type="float">
            <text:p>2</text:p>
          </table:table-cell>
          <table:table-cell table:style-name="ce13" office:value-type="float" office:value="6" calcext:value-type="float">
            <text:p>6</text:p>
          </table:table-cell>
          <table:table-cell table:style-name="ce18" office:value-type="float" office:value="42.9999999999993" calcext:value-type="float">
            <text:p>42,9999999999993</text:p>
          </table:table-cell>
          <table:table-cell table:style-name="ce20" table:formula="of:=[.F12]+[.D12]" office:value-type="float" office:value="44.9999999999993" calcext:value-type="float">
            <text:p>44,9999999999993</text:p>
          </table:table-cell>
          <table:table-cell table:number-columns-repeated="1017"/>
        </table:table-row>
        <table:table-row table:style-name="ro4">
          <table:table-cell table:style-name="ce4" office:value-type="float" office:value="9" calcext:value-type="float">
            <text:p>9</text:p>
          </table:table-cell>
          <table:table-cell table:style-name="ce4" office:value-type="string" calcext:value-type="string" table:number-columns-spanned="2" table:number-rows-spanned="1">
            <text:p>Pose du toit</text:p>
          </table:table-cell>
          <table:covered-table-cell table:style-name="ce11"/>
          <table:table-cell table:style-name="ce4" office:value-type="float" office:value="9" calcext:value-type="float">
            <text:p>9</text:p>
          </table:table-cell>
          <table:table-cell table:style-name="ce4" office:value-type="string" calcext:value-type="string">
            <text:p>4, 6</text:p>
          </table:table-cell>
          <table:table-cell table:style-name="ce18" office:value-type="float" office:value="43" calcext:value-type="float">
            <text:p>43</text:p>
          </table:table-cell>
          <table:table-cell table:style-name="ce20" table:formula="of:=[.F13]+[.D13]" office:value-type="float" office:value="52" calcext:value-type="float">
            <text:p>52</text:p>
          </table:table-cell>
          <table:table-cell table:number-columns-repeated="1017"/>
        </table:table-row>
        <table:table-row table:style-name="ro4">
          <table:table-cell table:style-name="ce4" office:value-type="float" office:value="10" calcext:value-type="float">
            <text:p>10</text:p>
          </table:table-cell>
          <table:table-cell table:style-name="ce4" office:value-type="string" calcext:value-type="string" table:number-columns-spanned="2" table:number-rows-spanned="1">
            <text:p>Eclairage du stade</text:p>
          </table:table-cell>
          <table:covered-table-cell table:style-name="ce11"/>
          <table:table-cell table:style-name="ce4" office:value-type="float" office:value="5" calcext:value-type="float">
            <text:p>5</text:p>
          </table:table-cell>
          <table:table-cell table:style-name="ce4" office:value-type="float" office:value="4" calcext:value-type="float">
            <text:p>4</text:p>
          </table:table-cell>
          <table:table-cell table:style-name="ce19" office:value-type="float" office:value="58.9999999999867" calcext:value-type="float">
            <text:p>58,9999999999867</text:p>
          </table:table-cell>
          <table:table-cell table:style-name="ce21" table:formula="of:=[.F14]+[.D14]" office:value-type="float" office:value="63.9999999999867" calcext:value-type="float">
            <text:p>63,9999999999867</text:p>
          </table:table-cell>
          <table:table-cell table:number-columns-repeated="1017"/>
        </table:table-row>
        <table:table-row table:style-name="ro4">
          <table:table-cell table:style-name="ce4" office:value-type="float" office:value="11" calcext:value-type="float">
            <text:p>11</text:p>
          </table:table-cell>
          <table:table-cell table:style-name="ce4" office:value-type="string" calcext:value-type="string" table:number-columns-spanned="2" table:number-rows-spanned="1">
            <text:p>Installation des gradins</text:p>
          </table:table-cell>
          <table:covered-table-cell table:style-name="ce11"/>
          <table:table-cell table:style-name="ce4" office:value-type="float" office:value="3" calcext:value-type="float">
            <text:p>3</text:p>
          </table:table-cell>
          <table:table-cell table:style-name="ce4" office:value-type="float" office:value="6" calcext:value-type="float">
            <text:p>6</text:p>
          </table:table-cell>
          <table:table-cell table:style-name="ce19" office:value-type="float" office:value="57.9999999999978" calcext:value-type="float">
            <text:p>57,9999999999978</text:p>
          </table:table-cell>
          <table:table-cell table:style-name="ce21" table:formula="of:=[.F15]+[.D15]" office:value-type="float" office:value="60.9999999999978" calcext:value-type="float">
            <text:p>60,9999999999978</text:p>
          </table:table-cell>
          <table:table-cell table:number-columns-repeated="1017"/>
        </table:table-row>
        <table:table-row table:style-name="ro4">
          <table:table-cell table:style-name="ce4" office:value-type="float" office:value="12" calcext:value-type="float">
            <text:p>12</text:p>
          </table:table-cell>
          <table:table-cell table:style-name="ce4" office:value-type="string" calcext:value-type="string" table:number-columns-spanned="2" table:number-rows-spanned="1">
            <text:p>Mise hors d’eau du toit</text:p>
          </table:table-cell>
          <table:covered-table-cell table:style-name="ce11"/>
          <table:table-cell table:style-name="ce4" office:value-type="float" office:value="2" calcext:value-type="float">
            <text:p>2</text:p>
          </table:table-cell>
          <table:table-cell table:style-name="ce4" office:value-type="float" office:value="9" calcext:value-type="float">
            <text:p>9</text:p>
          </table:table-cell>
          <table:table-cell table:style-name="ce19" office:value-type="float" office:value="52" calcext:value-type="float">
            <text:p>52</text:p>
          </table:table-cell>
          <table:table-cell table:style-name="ce21" table:formula="of:=[.F16]+[.D16]" office:value-type="float" office:value="54" calcext:value-type="float">
            <text:p>54</text:p>
          </table:table-cell>
          <table:table-cell table:number-columns-repeated="1017"/>
        </table:table-row>
        <table:table-row table:style-name="ro4">
          <table:table-cell table:style-name="ce4" office:value-type="float" office:value="13" calcext:value-type="float">
            <text:p>13</text:p>
          </table:table-cell>
          <table:table-cell table:style-name="ce4" office:value-type="string" calcext:value-type="string" table:number-columns-spanned="2" table:number-rows-spanned="1">
            <text:p>Finition des vestiaires</text:p>
          </table:table-cell>
          <table:covered-table-cell table:style-name="ce11"/>
          <table:table-cell table:style-name="ce4" office:value-type="float" office:value="1" calcext:value-type="float">
            <text:p>1</text:p>
          </table:table-cell>
          <table:table-cell table:style-name="ce4" office:value-type="float" office:value="7" calcext:value-type="float">
            <text:p>7</text:p>
          </table:table-cell>
          <table:table-cell table:style-name="ce19" office:value-type="float" office:value="63" calcext:value-type="float">
            <text:p>63</text:p>
          </table:table-cell>
          <table:table-cell table:style-name="ce21" table:formula="of:=[.F17]+[.D17]" office:value-type="float" office:value="64" calcext:value-type="float">
            <text:p>64</text:p>
          </table:table-cell>
          <table:table-cell table:number-columns-repeated="1017"/>
        </table:table-row>
        <table:table-row table:style-name="ro4">
          <table:table-cell table:style-name="ce4" office:value-type="float" office:value="14" calcext:value-type="float">
            <text:p>14</text:p>
          </table:table-cell>
          <table:table-cell table:style-name="ce4" office:value-type="string" calcext:value-type="string" table:number-columns-spanned="2" table:number-rows-spanned="1">
            <text:p>Construction de la billetterie annexe</text:p>
          </table:table-cell>
          <table:covered-table-cell table:style-name="ce11"/>
          <table:table-cell table:style-name="ce4" office:value-type="float" office:value="7" calcext:value-type="float">
            <text:p>7</text:p>
          </table:table-cell>
          <table:table-cell table:style-name="ce4" office:value-type="float" office:value="2" calcext:value-type="float">
            <text:p>2</text:p>
          </table:table-cell>
          <table:table-cell table:style-name="ce19" office:value-type="float" office:value="52.9999999999434" calcext:value-type="float">
            <text:p>52,9999999999434</text:p>
          </table:table-cell>
          <table:table-cell table:style-name="ce21" table:formula="of:=[.F18]+[.D18]" office:value-type="float" office:value="59.9999999999434" calcext:value-type="float">
            <text:p>59,9999999999434</text:p>
          </table:table-cell>
          <table:table-cell table:number-columns-repeated="1017"/>
        </table:table-row>
        <table:table-row table:style-name="ro4">
          <table:table-cell table:style-name="ce4" office:value-type="float" office:value="15" calcext:value-type="float">
            <text:p>15</text:p>
          </table:table-cell>
          <table:table-cell table:style-name="ce4" office:value-type="string" calcext:value-type="string" table:number-columns-spanned="2" table:number-rows-spanned="1">
            <text:p>Voirie secondaire</text:p>
          </table:table-cell>
          <table:covered-table-cell table:style-name="ce11"/>
          <table:table-cell table:style-name="ce4" office:value-type="float" office:value="4" calcext:value-type="float">
            <text:p>4</text:p>
          </table:table-cell>
          <table:table-cell table:style-name="ce4" office:value-type="string" calcext:value-type="string">
            <text:p>4, 14</text:p>
          </table:table-cell>
          <table:table-cell table:style-name="ce19" office:value-type="float" office:value="60" calcext:value-type="float">
            <text:p>60</text:p>
          </table:table-cell>
          <table:table-cell table:style-name="ce21" table:formula="of:=[.F19]+[.D19]" office:value-type="float" office:value="64" calcext:value-type="float">
            <text:p>64</text:p>
          </table:table-cell>
          <table:table-cell table:number-columns-repeated="1017"/>
        </table:table-row>
        <table:table-row table:style-name="ro4">
          <table:table-cell table:style-name="ce4" office:value-type="float" office:value="16" calcext:value-type="float">
            <text:p>16</text:p>
          </table:table-cell>
          <table:table-cell table:style-name="ce4" office:value-type="string" calcext:value-type="string" table:number-columns-spanned="2" table:number-rows-spanned="1">
            <text:p>Signalétique</text:p>
          </table:table-cell>
          <table:covered-table-cell table:style-name="ce11"/>
          <table:table-cell table:style-name="ce4" office:value-type="float" office:value="3" calcext:value-type="float">
            <text:p>3</text:p>
          </table:table-cell>
          <table:table-cell table:style-name="ce4" office:value-type="string" calcext:value-type="string">
            <text:p>8, 11, 14</text:p>
          </table:table-cell>
          <table:table-cell table:style-name="ce19" office:value-type="float" office:value="60.9999999999886" calcext:value-type="float">
            <text:p>60,9999999999886</text:p>
          </table:table-cell>
          <table:table-cell table:style-name="ce21" table:formula="of:=[.F20]+[.D20]" office:value-type="float" office:value="63.9999999999886" calcext:value-type="float">
            <text:p>63,9999999999886</text:p>
          </table:table-cell>
          <table:table-cell table:number-columns-repeated="1017"/>
        </table:table-row>
        <table:table-row table:style-name="ro4">
          <table:table-cell table:style-name="ce4" office:value-type="float" office:value="17" calcext:value-type="float">
            <text:p>17</text:p>
          </table:table-cell>
          <table:table-cell table:style-name="ce4" office:value-type="string" calcext:value-type="string" table:number-columns-spanned="2" table:number-rows-spanned="1">
            <text:p>Pelouse et accessoires sportifs</text:p>
          </table:table-cell>
          <table:covered-table-cell table:style-name="ce11"/>
          <table:table-cell table:style-name="ce4" office:value-type="float" office:value="9" calcext:value-type="float">
            <text:p>9</text:p>
          </table:table-cell>
          <table:table-cell table:style-name="ce4" office:value-type="float" office:value="12" calcext:value-type="float">
            <text:p>12</text:p>
          </table:table-cell>
          <table:table-cell table:style-name="ce19" office:value-type="float" office:value="54" calcext:value-type="float">
            <text:p>54</text:p>
          </table:table-cell>
          <table:table-cell table:style-name="ce21" table:formula="of:=[.F21]+[.D21]" office:value-type="float" office:value="63" calcext:value-type="float">
            <text:p>63</text:p>
          </table:table-cell>
          <table:table-cell table:number-columns-repeated="1017"/>
        </table:table-row>
        <table:table-row table:style-name="ro4">
          <table:table-cell table:style-name="ce4" office:value-type="float" office:value="18" calcext:value-type="float">
            <text:p>18</text:p>
          </table:table-cell>
          <table:table-cell table:style-name="ce4" office:value-type="string" calcext:value-type="string" table:number-columns-spanned="2" table:number-rows-spanned="1">
            <text:p>Réception de l’ouvrage</text:p>
          </table:table-cell>
          <table:covered-table-cell table:style-name="ce11"/>
          <table:table-cell table:style-name="ce4" office:value-type="float" office:value="1" calcext:value-type="float">
            <text:p>1</text:p>
          </table:table-cell>
          <table:table-cell table:style-name="ce4" office:value-type="float" office:value="17" calcext:value-type="float">
            <text:p>17</text:p>
          </table:table-cell>
          <table:table-cell table:style-name="ce19" office:value-type="float" office:value="63" calcext:value-type="float">
            <text:p>63</text:p>
          </table:table-cell>
          <table:table-cell table:style-name="ce21" table:formula="of:=[.F22]+[.D22]" office:value-type="float" office:value="64" calcext:value-type="float">
            <text:p>64</text:p>
          </table:table-cell>
          <table:table-cell table:number-columns-repeated="1017"/>
        </table:table-row>
        <table:table-row table:style-name="ro4">
          <table:table-cell table:style-name="ce4" office:value-type="float" office:value="19" calcext:value-type="float">
            <text:p>19</text:p>
          </table:table-cell>
          <table:table-cell table:style-name="ce4" office:value-type="string" calcext:value-type="string" table:number-columns-spanned="2" table:number-rows-spanned="1">
            <text:p>Fin des travaux</text:p>
          </table:table-cell>
          <table:covered-table-cell table:style-name="ce11"/>
          <table:table-cell table:style-name="ce4" office:value-type="float" office:value="0" calcext:value-type="float">
            <text:p>0</text:p>
          </table:table-cell>
          <table:table-cell table:style-name="ce4" office:value-type="string" calcext:value-type="string">
            <text:p>Toutes</text:p>
          </table:table-cell>
          <table:table-cell table:style-name="ce19" office:value-type="float" office:value="64" calcext:value-type="float">
            <text:p>64</text:p>
          </table:table-cell>
          <table:table-cell table:style-name="ce21" table:formula="of:=[.F23]+[.D23]" office:value-type="float" office:value="64" calcext:value-type="float">
            <text:p>64</text:p>
          </table:table-cell>
          <table:table-cell table:number-columns-repeated="1017"/>
        </table:table-row>
        <table:table-row table:style-name="ro2">
          <table:table-cell table:style-name="ce5" table:number-columns-repeated="5"/>
          <table:table-cell table:number-columns-repeated="1019"/>
        </table:table-row>
        <table:table-row table:style-name="ro2">
          <table:table-cell table:style-name="ce5"/>
          <table:table-cell table:style-name="ce7" office:value-type="string" calcext:value-type="string" table:number-columns-spanned="2" table:number-rows-spanned="1">
            <text:p>Précédences</text:p>
          </table:table-cell>
          <table:covered-table-cell table:style-name="ce7"/>
          <table:table-cell table:style-name="ce5" table:number-columns-repeated="2"/>
          <table:table-cell>
            <draw:control table:end-cell-address="'Question 1'.G26" table:end-x="38.87mm" table:end-y="5.29mm" draw:z-index="0" draw:name="Bouton 2" draw:style-name="gr1" draw:text-style-name="P1" svg:width="14.8mm" svg:height="10.58mm" svg:x="14.8mm" svg:y="-0.7mm" draw:control="control1">
              <svg:desc>Calcul Précédences</svg:desc>
            </draw:control>
          </table:table-cell>
          <table:table-cell table:number-columns-repeated="1018"/>
        </table:table-row>
        <table:table-row table:style-name="ro2">
          <table:table-cell table:style-name="ce5"/>
          <table:table-cell table:style-name="ce8" office:value-type="string" calcext:value-type="string">
            <text:p>Début arc (i)</text:p>
          </table:table-cell>
          <table:table-cell table:style-name="ce8" office:value-type="string" calcext:value-type="string">
            <text:p>Fin arc (j)</text:p>
          </table:table-cell>
          <table:table-cell table:style-name="ce14" office:value-type="string" calcext:value-type="string">
            <text:p>Durée</text:p>
          </table:table-cell>
          <table:table-cell table:style-name="ce8" office:value-type="string" calcext:value-type="string">
            <text:p>t(j)-t(i)</text:p>
          </table:table-cell>
          <table:table-cell table:number-columns-repeated="1019"/>
        </table:table-row>
        <table:table-row table:style-name="ro5">
          <table:table-cell table:style-name="ce5"/>
          <table:table-cell table:style-name="ce9" office:value-type="float" office:value="1" calcext:value-type="float">
            <text:p>1</text:p>
          </table:table-cell>
          <table:table-cell table:style-name="ce9" office:value-type="float" office:value="2" calcext:value-type="float">
            <text:p>2</text:p>
          </table:table-cell>
          <table:table-cell table:style-name="ce15" table:formula="of:=INDEX([.D$5:.D$23];[.B27])" office:value-type="float" office:value="2" calcext:value-type="float">
            <text:p>2</text:p>
          </table:table-cell>
          <table:table-cell table:style-name="ce17" table:formula="of:=INDEX([.$F$5:.$F$23];[.$C27])-INDEX([.$F$5:.$F$23];[.$B27])" office:value-type="float" office:value="2" calcext:value-type="float">
            <text:p>2</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3" calcext:value-type="float">
            <text:p>3</text:p>
          </table:table-cell>
          <table:table-cell table:style-name="ce15" table:formula="of:=INDEX([.D$5:.D$23];[.B28])" office:value-type="float" office:value="16" calcext:value-type="float">
            <text:p>16</text:p>
          </table:table-cell>
          <table:table-cell table:style-name="ce17" table:formula="of:=INDEX([.$F$5:.$F$23];[.$C28])-INDEX([.$F$5:.$F$23];[.$B28])" office:value-type="float" office:value="16" calcext:value-type="float">
            <text:p>16</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4" calcext:value-type="float">
            <text:p>4</text:p>
          </table:table-cell>
          <table:table-cell table:style-name="ce15" table:formula="of:=INDEX([.D$5:.D$23];[.B29])" office:value-type="float" office:value="16" calcext:value-type="float">
            <text:p>16</text:p>
          </table:table-cell>
          <table:table-cell table:style-name="ce17" table:formula="of:=INDEX([.$F$5:.$F$23];[.$C29])-INDEX([.$F$5:.$F$23];[.$B29])" office:value-type="float" office:value="16" calcext:value-type="float">
            <text:p>16</text:p>
          </table:table-cell>
          <table:table-cell table:number-columns-repeated="1019"/>
        </table:table-row>
        <table:table-row table:style-name="ro5">
          <table:table-cell table:style-name="ce5"/>
          <table:table-cell table:style-name="ce9" office:value-type="float" office:value="3" calcext:value-type="float">
            <text:p>3</text:p>
          </table:table-cell>
          <table:table-cell table:style-name="ce9" office:value-type="float" office:value="5" calcext:value-type="float">
            <text:p>5</text:p>
          </table:table-cell>
          <table:table-cell table:style-name="ce15" table:formula="of:=INDEX([.D$5:.D$23];[.B30])" office:value-type="float" office:value="9" calcext:value-type="float">
            <text:p>9</text:p>
          </table:table-cell>
          <table:table-cell table:style-name="ce17" table:formula="of:=INDEX([.$F$5:.$F$23];[.$C30])-INDEX([.$F$5:.$F$23];[.$B30])" office:value-type="float" office:value="9" calcext:value-type="float">
            <text:p>9</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6" calcext:value-type="float">
            <text:p>6</text:p>
          </table:table-cell>
          <table:table-cell table:style-name="ce15" table:formula="of:=INDEX([.D$5:.D$23];[.B31])" office:value-type="float" office:value="8" calcext:value-type="float">
            <text:p>8</text:p>
          </table:table-cell>
          <table:table-cell table:style-name="ce17" table:formula="of:=INDEX([.$F$5:.$F$23];[.$C31])-INDEX([.$F$5:.$F$23];[.$B31])" office:value-type="float" office:value="19" calcext:value-type="float">
            <text:p>19</text:p>
          </table:table-cell>
          <table:table-cell table:number-columns-repeated="1019"/>
        </table:table-row>
        <table:table-row table:style-name="ro5">
          <table:table-cell table:style-name="ce5"/>
          <table:table-cell table:style-name="ce9" office:value-type="float" office:value="5" calcext:value-type="float">
            <text:p>5</text:p>
          </table:table-cell>
          <table:table-cell table:style-name="ce9" office:value-type="float" office:value="6" calcext:value-type="float">
            <text:p>6</text:p>
          </table:table-cell>
          <table:table-cell table:style-name="ce15" table:formula="of:=INDEX([.D$5:.D$23];[.B32])" office:value-type="float" office:value="10" calcext:value-type="float">
            <text:p>10</text:p>
          </table:table-cell>
          <table:table-cell table:style-name="ce17" table:formula="of:=INDEX([.$F$5:.$F$23];[.$C32])-INDEX([.$F$5:.$F$23];[.$B32])" office:value-type="float" office:value="10" calcext:value-type="float">
            <text:p>10</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7" calcext:value-type="float">
            <text:p>7</text:p>
          </table:table-cell>
          <table:table-cell table:style-name="ce15" table:formula="of:=INDEX([.D$5:.D$23];[.B33])" office:value-type="float" office:value="8" calcext:value-type="float">
            <text:p>8</text:p>
          </table:table-cell>
          <table:table-cell table:style-name="ce17" table:formula="of:=INDEX([.$F$5:.$F$23];[.$C33])-INDEX([.$F$5:.$F$23];[.$B33])" office:value-type="float" office:value="8.00000000002034" calcext:value-type="float">
            <text:p>8</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8" calcext:value-type="float">
            <text:p>8</text:p>
          </table:table-cell>
          <table:table-cell table:style-name="ce15" table:formula="of:=INDEX([.D$5:.D$23];[.B34])" office:value-type="float" office:value="6" calcext:value-type="float">
            <text:p>6</text:p>
          </table:table-cell>
          <table:table-cell table:style-name="ce17" table:formula="of:=INDEX([.$F$5:.$F$23];[.$C34])-INDEX([.$F$5:.$F$23];[.$B34])" office:value-type="float" office:value="5.9999999999993" calcext:value-type="float">
            <text:p>6</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9" calcext:value-type="float">
            <text:p>9</text:p>
          </table:table-cell>
          <table:table-cell table:style-name="ce15" table:formula="of:=INDEX([.D$5:.D$23];[.B35])" office:value-type="float" office:value="8" calcext:value-type="float">
            <text:p>8</text:p>
          </table:table-cell>
          <table:table-cell table:style-name="ce17" table:formula="of:=INDEX([.$F$5:.$F$23];[.$C35])-INDEX([.$F$5:.$F$23];[.$B35])" office:value-type="float" office:value="25" calcext:value-type="float">
            <text:p>25</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9" calcext:value-type="float">
            <text:p>9</text:p>
          </table:table-cell>
          <table:table-cell table:style-name="ce15" table:formula="of:=INDEX([.D$5:.D$23];[.B36])" office:value-type="float" office:value="6" calcext:value-type="float">
            <text:p>6</text:p>
          </table:table-cell>
          <table:table-cell table:style-name="ce17" table:formula="of:=INDEX([.$F$5:.$F$23];[.$C36])-INDEX([.$F$5:.$F$23];[.$B36])" office:value-type="float" office:value="5.99999999999999" calcext:value-type="float">
            <text:p>6</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10" calcext:value-type="float">
            <text:p>10</text:p>
          </table:table-cell>
          <table:table-cell table:style-name="ce15" table:formula="of:=INDEX([.D$5:.D$23];[.B37])" office:value-type="float" office:value="8" calcext:value-type="float">
            <text:p>8</text:p>
          </table:table-cell>
          <table:table-cell table:style-name="ce17" table:formula="of:=INDEX([.$F$5:.$F$23];[.$C37])-INDEX([.$F$5:.$F$23];[.$B37])" office:value-type="float" office:value="40.9999999999867" calcext:value-type="float">
            <text:p>41</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11" calcext:value-type="float">
            <text:p>11</text:p>
          </table:table-cell>
          <table:table-cell table:style-name="ce15" table:formula="of:=INDEX([.D$5:.D$23];[.B38])" office:value-type="float" office:value="6" calcext:value-type="float">
            <text:p>6</text:p>
          </table:table-cell>
          <table:table-cell table:style-name="ce17" table:formula="of:=INDEX([.$F$5:.$F$23];[.$C38])-INDEX([.$F$5:.$F$23];[.$B38])" office:value-type="float" office:value="20.9999999999978" calcext:value-type="float">
            <text:p>21</text:p>
          </table:table-cell>
          <table:table-cell table:number-columns-repeated="1019"/>
        </table:table-row>
        <table:table-row table:style-name="ro5">
          <table:table-cell table:style-name="ce5"/>
          <table:table-cell table:style-name="ce9" office:value-type="float" office:value="9" calcext:value-type="float">
            <text:p>9</text:p>
          </table:table-cell>
          <table:table-cell table:style-name="ce9" office:value-type="float" office:value="12" calcext:value-type="float">
            <text:p>12</text:p>
          </table:table-cell>
          <table:table-cell table:style-name="ce15" table:formula="of:=INDEX([.D$5:.D$23];[.B39])" office:value-type="float" office:value="9" calcext:value-type="float">
            <text:p>9</text:p>
          </table:table-cell>
          <table:table-cell table:style-name="ce17" table:formula="of:=INDEX([.$F$5:.$F$23];[.$C39])-INDEX([.$F$5:.$F$23];[.$B39])" office:value-type="float" office:value="9" calcext:value-type="float">
            <text:p>9</text:p>
          </table:table-cell>
          <table:table-cell table:number-columns-repeated="1019"/>
        </table:table-row>
        <table:table-row table:style-name="ro5">
          <table:table-cell table:style-name="ce5"/>
          <table:table-cell table:style-name="ce9" office:value-type="float" office:value="7" calcext:value-type="float">
            <text:p>7</text:p>
          </table:table-cell>
          <table:table-cell table:style-name="ce9" office:value-type="float" office:value="13" calcext:value-type="float">
            <text:p>13</text:p>
          </table:table-cell>
          <table:table-cell table:style-name="ce15" table:formula="of:=INDEX([.D$5:.D$23];[.B40])" office:value-type="float" office:value="2" calcext:value-type="float">
            <text:p>2</text:p>
          </table:table-cell>
          <table:table-cell table:style-name="ce17" table:formula="of:=INDEX([.$F$5:.$F$23];[.$C40])-INDEX([.$F$5:.$F$23];[.$B40])" office:value-type="float" office:value="36.9999999999796" calcext:value-type="float">
            <text:p>37</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14" calcext:value-type="float">
            <text:p>14</text:p>
          </table:table-cell>
          <table:table-cell table:style-name="ce15" table:formula="of:=INDEX([.D$5:.D$23];[.B41])" office:value-type="float" office:value="16" calcext:value-type="float">
            <text:p>16</text:p>
          </table:table-cell>
          <table:table-cell table:style-name="ce17" table:formula="of:=INDEX([.$F$5:.$F$23];[.$C41])-INDEX([.$F$5:.$F$23];[.$B41])" office:value-type="float" office:value="50.9999999999434" calcext:value-type="float">
            <text:p>51</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15" calcext:value-type="float">
            <text:p>15</text:p>
          </table:table-cell>
          <table:table-cell table:style-name="ce15" table:formula="of:=INDEX([.D$5:.D$23];[.B42])" office:value-type="float" office:value="8" calcext:value-type="float">
            <text:p>8</text:p>
          </table:table-cell>
          <table:table-cell table:style-name="ce17" table:formula="of:=INDEX([.$F$5:.$F$23];[.$C42])-INDEX([.$F$5:.$F$23];[.$B42])" office:value-type="float" office:value="42" calcext:value-type="float">
            <text:p>42</text:p>
          </table:table-cell>
          <table:table-cell table:number-columns-repeated="1019"/>
        </table:table-row>
        <table:table-row table:style-name="ro5">
          <table:table-cell table:style-name="ce5"/>
          <table:table-cell table:style-name="ce9" office:value-type="float" office:value="14" calcext:value-type="float">
            <text:p>14</text:p>
          </table:table-cell>
          <table:table-cell table:style-name="ce9" office:value-type="float" office:value="15" calcext:value-type="float">
            <text:p>15</text:p>
          </table:table-cell>
          <table:table-cell table:style-name="ce15" table:formula="of:=INDEX([.D$5:.D$23];[.B43])" office:value-type="float" office:value="7" calcext:value-type="float">
            <text:p>7</text:p>
          </table:table-cell>
          <table:table-cell table:style-name="ce17" table:formula="of:=INDEX([.$F$5:.$F$23];[.$C43])-INDEX([.$F$5:.$F$23];[.$B43])" office:value-type="float" office:value="7.0000000000566" calcext:value-type="float">
            <text:p>7</text:p>
          </table:table-cell>
          <table:table-cell table:number-columns-repeated="1019"/>
        </table:table-row>
        <table:table-row table:style-name="ro5">
          <table:table-cell table:style-name="ce5"/>
          <table:table-cell table:style-name="ce9" office:value-type="float" office:value="8" calcext:value-type="float">
            <text:p>8</text:p>
          </table:table-cell>
          <table:table-cell table:style-name="ce9" office:value-type="float" office:value="16" calcext:value-type="float">
            <text:p>16</text:p>
          </table:table-cell>
          <table:table-cell table:style-name="ce15" table:formula="of:=INDEX([.D$5:.D$23];[.B44])" office:value-type="float" office:value="2" calcext:value-type="float">
            <text:p>2</text:p>
          </table:table-cell>
          <table:table-cell table:style-name="ce17" table:formula="of:=INDEX([.$F$5:.$F$23];[.$C44])-INDEX([.$F$5:.$F$23];[.$B44])" office:value-type="float" office:value="17.9999999999893" calcext:value-type="float">
            <text:p>18</text:p>
          </table:table-cell>
          <table:table-cell table:number-columns-repeated="1019"/>
        </table:table-row>
        <table:table-row table:style-name="ro5">
          <table:table-cell table:style-name="ce5"/>
          <table:table-cell table:style-name="ce9" office:value-type="float" office:value="11" calcext:value-type="float">
            <text:p>11</text:p>
          </table:table-cell>
          <table:table-cell table:style-name="ce9" office:value-type="float" office:value="16" calcext:value-type="float">
            <text:p>16</text:p>
          </table:table-cell>
          <table:table-cell table:style-name="ce15" table:formula="of:=INDEX([.D$5:.D$23];[.B45])" office:value-type="float" office:value="3" calcext:value-type="float">
            <text:p>3</text:p>
          </table:table-cell>
          <table:table-cell table:style-name="ce17" table:formula="of:=INDEX([.$F$5:.$F$23];[.$C45])-INDEX([.$F$5:.$F$23];[.$B45])" office:value-type="float" office:value="2.99999999999083" calcext:value-type="float">
            <text:p>3</text:p>
          </table:table-cell>
          <table:table-cell table:number-columns-repeated="1019"/>
        </table:table-row>
        <table:table-row table:style-name="ro5">
          <table:table-cell table:style-name="ce5"/>
          <table:table-cell table:style-name="ce9" office:value-type="float" office:value="14" calcext:value-type="float">
            <text:p>14</text:p>
          </table:table-cell>
          <table:table-cell table:style-name="ce9" office:value-type="float" office:value="16" calcext:value-type="float">
            <text:p>16</text:p>
          </table:table-cell>
          <table:table-cell table:style-name="ce15" table:formula="of:=INDEX([.D$5:.D$23];[.B46])" office:value-type="float" office:value="7" calcext:value-type="float">
            <text:p>7</text:p>
          </table:table-cell>
          <table:table-cell table:style-name="ce17" table:formula="of:=INDEX([.$F$5:.$F$23];[.$C46])-INDEX([.$F$5:.$F$23];[.$B46])" office:value-type="float" office:value="8.00000000004519" calcext:value-type="float">
            <text:p>8</text:p>
          </table:table-cell>
          <table:table-cell table:number-columns-repeated="1019"/>
        </table:table-row>
        <table:table-row table:style-name="ro5">
          <table:table-cell table:style-name="ce5"/>
          <table:table-cell table:style-name="ce9" office:value-type="float" office:value="12" calcext:value-type="float">
            <text:p>12</text:p>
          </table:table-cell>
          <table:table-cell table:style-name="ce9" office:value-type="float" office:value="17" calcext:value-type="float">
            <text:p>17</text:p>
          </table:table-cell>
          <table:table-cell table:style-name="ce15" table:formula="of:=INDEX([.D$5:.D$23];[.B47])" office:value-type="float" office:value="2" calcext:value-type="float">
            <text:p>2</text:p>
          </table:table-cell>
          <table:table-cell table:style-name="ce17" table:formula="of:=INDEX([.$F$5:.$F$23];[.$C47])-INDEX([.$F$5:.$F$23];[.$B47])" office:value-type="float" office:value="2.00000000000002" calcext:value-type="float">
            <text:p>2</text:p>
          </table:table-cell>
          <table:table-cell table:number-columns-repeated="1019"/>
        </table:table-row>
        <table:table-row table:style-name="ro5">
          <table:table-cell table:style-name="ce5"/>
          <table:table-cell table:style-name="ce9" office:value-type="float" office:value="17" calcext:value-type="float">
            <text:p>17</text:p>
          </table:table-cell>
          <table:table-cell table:style-name="ce9" office:value-type="float" office:value="18" calcext:value-type="float">
            <text:p>18</text:p>
          </table:table-cell>
          <table:table-cell table:style-name="ce15" table:formula="of:=INDEX([.D$5:.D$23];[.B48])" office:value-type="float" office:value="9" calcext:value-type="float">
            <text:p>9</text:p>
          </table:table-cell>
          <table:table-cell table:style-name="ce17" table:formula="of:=INDEX([.$F$5:.$F$23];[.$C48])-INDEX([.$F$5:.$F$23];[.$B48])" office:value-type="float" office:value="8.99999999999999" calcext:value-type="float">
            <text:p>9</text:p>
          </table:table-cell>
          <table:table-cell table:number-columns-repeated="1019"/>
        </table:table-row>
        <table:table-row table:style-name="ro5">
          <table:table-cell table:style-name="ce5"/>
          <table:table-cell table:style-name="ce9" office:value-type="float" office:value="1" calcext:value-type="float">
            <text:p>1</text:p>
          </table:table-cell>
          <table:table-cell table:style-name="ce9" office:value-type="float" office:value="19" calcext:value-type="float">
            <text:p>19</text:p>
          </table:table-cell>
          <table:table-cell table:style-name="ce15" table:formula="of:=INDEX([.D$5:.D$23];[.B49])" office:value-type="float" office:value="2" calcext:value-type="float">
            <text:p>2</text:p>
          </table:table-cell>
          <table:table-cell table:style-name="ce17" table:formula="of:=INDEX([.$F$5:.$F$23];[.$C49])-INDEX([.$F$5:.$F$23];[.$B49])" office:value-type="float" office:value="64" calcext:value-type="float">
            <text:p>64</text:p>
          </table:table-cell>
          <table:table-cell table:number-columns-repeated="1019"/>
        </table:table-row>
        <table:table-row table:style-name="ro5">
          <table:table-cell table:style-name="ce5"/>
          <table:table-cell table:style-name="ce9" office:value-type="float" office:value="2" calcext:value-type="float">
            <text:p>2</text:p>
          </table:table-cell>
          <table:table-cell table:style-name="ce9" office:value-type="float" office:value="19" calcext:value-type="float">
            <text:p>19</text:p>
          </table:table-cell>
          <table:table-cell table:style-name="ce15" table:formula="of:=INDEX([.D$5:.D$23];[.B50])" office:value-type="float" office:value="16" calcext:value-type="float">
            <text:p>16</text:p>
          </table:table-cell>
          <table:table-cell table:style-name="ce17" table:formula="of:=INDEX([.$F$5:.$F$23];[.$C50])-INDEX([.$F$5:.$F$23];[.$B50])" office:value-type="float" office:value="62" calcext:value-type="float">
            <text:p>62</text:p>
          </table:table-cell>
          <table:table-cell table:number-columns-repeated="1019"/>
        </table:table-row>
        <table:table-row table:style-name="ro5">
          <table:table-cell table:style-name="ce5"/>
          <table:table-cell table:style-name="ce9" office:value-type="float" office:value="3" calcext:value-type="float">
            <text:p>3</text:p>
          </table:table-cell>
          <table:table-cell table:style-name="ce9" office:value-type="float" office:value="19" calcext:value-type="float">
            <text:p>19</text:p>
          </table:table-cell>
          <table:table-cell table:style-name="ce15" table:formula="of:=INDEX([.D$5:.D$23];[.B51])" office:value-type="float" office:value="9" calcext:value-type="float">
            <text:p>9</text:p>
          </table:table-cell>
          <table:table-cell table:style-name="ce17" table:formula="of:=INDEX([.$F$5:.$F$23];[.$C51])-INDEX([.$F$5:.$F$23];[.$B51])" office:value-type="float" office:value="46" calcext:value-type="float">
            <text:p>46</text:p>
          </table:table-cell>
          <table:table-cell table:number-columns-repeated="1019"/>
        </table:table-row>
        <table:table-row table:style-name="ro5">
          <table:table-cell table:style-name="ce5"/>
          <table:table-cell table:style-name="ce9" office:value-type="float" office:value="4" calcext:value-type="float">
            <text:p>4</text:p>
          </table:table-cell>
          <table:table-cell table:style-name="ce9" office:value-type="float" office:value="19" calcext:value-type="float">
            <text:p>19</text:p>
          </table:table-cell>
          <table:table-cell table:style-name="ce15" table:formula="of:=INDEX([.D$5:.D$23];[.B52])" office:value-type="float" office:value="8" calcext:value-type="float">
            <text:p>8</text:p>
          </table:table-cell>
          <table:table-cell table:style-name="ce17" table:formula="of:=INDEX([.$F$5:.$F$23];[.$C52])-INDEX([.$F$5:.$F$23];[.$B52])" office:value-type="float" office:value="46" calcext:value-type="float">
            <text:p>46</text:p>
          </table:table-cell>
          <table:table-cell table:number-columns-repeated="1019"/>
        </table:table-row>
        <table:table-row table:style-name="ro5">
          <table:table-cell table:style-name="ce5"/>
          <table:table-cell table:style-name="ce9" office:value-type="float" office:value="5" calcext:value-type="float">
            <text:p>5</text:p>
          </table:table-cell>
          <table:table-cell table:style-name="ce9" office:value-type="float" office:value="19" calcext:value-type="float">
            <text:p>19</text:p>
          </table:table-cell>
          <table:table-cell table:style-name="ce15" table:formula="of:=INDEX([.D$5:.D$23];[.B53])" office:value-type="float" office:value="10" calcext:value-type="float">
            <text:p>10</text:p>
          </table:table-cell>
          <table:table-cell table:style-name="ce17" table:formula="of:=INDEX([.$F$5:.$F$23];[.$C53])-INDEX([.$F$5:.$F$23];[.$B53])" office:value-type="float" office:value="37" calcext:value-type="float">
            <text:p>37</text:p>
          </table:table-cell>
          <table:table-cell table:number-columns-repeated="1019"/>
        </table:table-row>
        <table:table-row table:style-name="ro5">
          <table:table-cell table:style-name="ce5"/>
          <table:table-cell table:style-name="ce9" office:value-type="float" office:value="6" calcext:value-type="float">
            <text:p>6</text:p>
          </table:table-cell>
          <table:table-cell table:style-name="ce9" office:value-type="float" office:value="19" calcext:value-type="float">
            <text:p>19</text:p>
          </table:table-cell>
          <table:table-cell table:style-name="ce15" table:formula="of:=INDEX([.D$5:.D$23];[.B54])" office:value-type="float" office:value="6" calcext:value-type="float">
            <text:p>6</text:p>
          </table:table-cell>
          <table:table-cell table:style-name="ce17" table:formula="of:=INDEX([.$F$5:.$F$23];[.$C54])-INDEX([.$F$5:.$F$23];[.$B54])" office:value-type="float" office:value="27" calcext:value-type="float">
            <text:p>27</text:p>
          </table:table-cell>
          <table:table-cell table:number-columns-repeated="1019"/>
        </table:table-row>
        <table:table-row table:style-name="ro5">
          <table:table-cell table:style-name="ce5"/>
          <table:table-cell table:style-name="ce9" office:value-type="float" office:value="7" calcext:value-type="float">
            <text:p>7</text:p>
          </table:table-cell>
          <table:table-cell table:style-name="ce9" office:value-type="float" office:value="19" calcext:value-type="float">
            <text:p>19</text:p>
          </table:table-cell>
          <table:table-cell table:style-name="ce15" table:formula="of:=INDEX([.D$5:.D$23];[.B55])" office:value-type="float" office:value="2" calcext:value-type="float">
            <text:p>2</text:p>
          </table:table-cell>
          <table:table-cell table:style-name="ce17" table:formula="of:=INDEX([.$F$5:.$F$23];[.$C55])-INDEX([.$F$5:.$F$23];[.$B55])" office:value-type="float" office:value="37.9999999999797" calcext:value-type="float">
            <text:p>38</text:p>
          </table:table-cell>
          <table:table-cell table:number-columns-repeated="1019"/>
        </table:table-row>
        <table:table-row table:style-name="ro5">
          <table:table-cell table:style-name="ce5"/>
          <table:table-cell table:style-name="ce9" office:value-type="float" office:value="8" calcext:value-type="float">
            <text:p>8</text:p>
          </table:table-cell>
          <table:table-cell table:style-name="ce9" office:value-type="float" office:value="19" calcext:value-type="float">
            <text:p>19</text:p>
          </table:table-cell>
          <table:table-cell table:style-name="ce15" table:formula="of:=INDEX([.D$5:.D$23];[.B56])" office:value-type="float" office:value="2" calcext:value-type="float">
            <text:p>2</text:p>
          </table:table-cell>
          <table:table-cell table:style-name="ce17" table:formula="of:=INDEX([.$F$5:.$F$23];[.$C56])-INDEX([.$F$5:.$F$23];[.$B56])" office:value-type="float" office:value="21.0000000000007" calcext:value-type="float">
            <text:p>21</text:p>
          </table:table-cell>
          <table:table-cell table:number-columns-repeated="1019"/>
        </table:table-row>
        <table:table-row table:style-name="ro5">
          <table:table-cell table:style-name="ce5"/>
          <table:table-cell table:style-name="ce9" office:value-type="float" office:value="9" calcext:value-type="float">
            <text:p>9</text:p>
          </table:table-cell>
          <table:table-cell table:style-name="ce9" office:value-type="float" office:value="19" calcext:value-type="float">
            <text:p>19</text:p>
          </table:table-cell>
          <table:table-cell table:style-name="ce15" table:formula="of:=INDEX([.D$5:.D$23];[.B57])" office:value-type="float" office:value="9" calcext:value-type="float">
            <text:p>9</text:p>
          </table:table-cell>
          <table:table-cell table:style-name="ce17" table:formula="of:=INDEX([.$F$5:.$F$23];[.$C57])-INDEX([.$F$5:.$F$23];[.$B57])" office:value-type="float" office:value="21" calcext:value-type="float">
            <text:p>21</text:p>
          </table:table-cell>
          <table:table-cell table:number-columns-repeated="1019"/>
        </table:table-row>
        <table:table-row table:style-name="ro5">
          <table:table-cell table:style-name="ce5"/>
          <table:table-cell table:style-name="ce9" office:value-type="float" office:value="10" calcext:value-type="float">
            <text:p>10</text:p>
          </table:table-cell>
          <table:table-cell table:style-name="ce9" office:value-type="float" office:value="19" calcext:value-type="float">
            <text:p>19</text:p>
          </table:table-cell>
          <table:table-cell table:style-name="ce15" table:formula="of:=INDEX([.D$5:.D$23];[.B58])" office:value-type="float" office:value="5" calcext:value-type="float">
            <text:p>5</text:p>
          </table:table-cell>
          <table:table-cell table:style-name="ce17" table:formula="of:=INDEX([.$F$5:.$F$23];[.$C58])-INDEX([.$F$5:.$F$23];[.$B58])" office:value-type="float" office:value="5.00000000001326" calcext:value-type="float">
            <text:p>5</text:p>
          </table:table-cell>
          <table:table-cell table:number-columns-repeated="1019"/>
        </table:table-row>
        <table:table-row table:style-name="ro5">
          <table:table-cell table:style-name="ce5"/>
          <table:table-cell table:style-name="ce9" office:value-type="float" office:value="11" calcext:value-type="float">
            <text:p>11</text:p>
          </table:table-cell>
          <table:table-cell table:style-name="ce9" office:value-type="float" office:value="19" calcext:value-type="float">
            <text:p>19</text:p>
          </table:table-cell>
          <table:table-cell table:style-name="ce15" table:formula="of:=INDEX([.D$5:.D$23];[.B59])" office:value-type="float" office:value="3" calcext:value-type="float">
            <text:p>3</text:p>
          </table:table-cell>
          <table:table-cell table:style-name="ce17" table:formula="of:=INDEX([.$F$5:.$F$23];[.$C59])-INDEX([.$F$5:.$F$23];[.$B59])" office:value-type="float" office:value="6.00000000000222" calcext:value-type="float">
            <text:p>6</text:p>
          </table:table-cell>
          <table:table-cell table:number-columns-repeated="1019"/>
        </table:table-row>
        <table:table-row table:style-name="ro5">
          <table:table-cell table:style-name="ce5"/>
          <table:table-cell table:style-name="ce9" office:value-type="float" office:value="12" calcext:value-type="float">
            <text:p>12</text:p>
          </table:table-cell>
          <table:table-cell table:style-name="ce9" office:value-type="float" office:value="19" calcext:value-type="float">
            <text:p>19</text:p>
          </table:table-cell>
          <table:table-cell table:style-name="ce15" table:formula="of:=INDEX([.D$5:.D$23];[.B60])" office:value-type="float" office:value="2" calcext:value-type="float">
            <text:p>2</text:p>
          </table:table-cell>
          <table:table-cell table:style-name="ce17" table:formula="of:=INDEX([.$F$5:.$F$23];[.$C60])-INDEX([.$F$5:.$F$23];[.$B60])" office:value-type="float" office:value="12" calcext:value-type="float">
            <text:p>12</text:p>
          </table:table-cell>
          <table:table-cell table:number-columns-repeated="1019"/>
        </table:table-row>
        <table:table-row table:style-name="ro5">
          <table:table-cell table:style-name="ce5"/>
          <table:table-cell table:style-name="ce9" office:value-type="float" office:value="13" calcext:value-type="float">
            <text:p>13</text:p>
          </table:table-cell>
          <table:table-cell table:style-name="ce9" office:value-type="float" office:value="19" calcext:value-type="float">
            <text:p>19</text:p>
          </table:table-cell>
          <table:table-cell table:style-name="ce15" table:formula="of:=INDEX([.D$5:.D$23];[.B61])" office:value-type="float" office:value="1" calcext:value-type="float">
            <text:p>1</text:p>
          </table:table-cell>
          <table:table-cell table:style-name="ce17" table:formula="of:=INDEX([.$F$5:.$F$23];[.$C61])-INDEX([.$F$5:.$F$23];[.$B61])" office:value-type="float" office:value="1.00000000000001" calcext:value-type="float">
            <text:p>1</text:p>
          </table:table-cell>
          <table:table-cell table:number-columns-repeated="1019"/>
        </table:table-row>
        <table:table-row table:style-name="ro5">
          <table:table-cell table:style-name="ce5"/>
          <table:table-cell table:style-name="ce9" office:value-type="float" office:value="14" calcext:value-type="float">
            <text:p>14</text:p>
          </table:table-cell>
          <table:table-cell table:style-name="ce9" office:value-type="float" office:value="19" calcext:value-type="float">
            <text:p>19</text:p>
          </table:table-cell>
          <table:table-cell table:style-name="ce15" table:formula="of:=INDEX([.D$5:.D$23];[.B62])" office:value-type="float" office:value="7" calcext:value-type="float">
            <text:p>7</text:p>
          </table:table-cell>
          <table:table-cell table:style-name="ce17" table:formula="of:=INDEX([.$F$5:.$F$23];[.$C62])-INDEX([.$F$5:.$F$23];[.$B62])" office:value-type="float" office:value="11.0000000000566" calcext:value-type="float">
            <text:p>11</text:p>
          </table:table-cell>
          <table:table-cell table:number-columns-repeated="1019"/>
        </table:table-row>
        <table:table-row table:style-name="ro5">
          <table:table-cell table:style-name="ce5"/>
          <table:table-cell table:style-name="ce9" office:value-type="float" office:value="15" calcext:value-type="float">
            <text:p>15</text:p>
          </table:table-cell>
          <table:table-cell table:style-name="ce9" office:value-type="float" office:value="19" calcext:value-type="float">
            <text:p>19</text:p>
          </table:table-cell>
          <table:table-cell table:style-name="ce15" table:formula="of:=INDEX([.D$5:.D$23];[.B63])" office:value-type="float" office:value="4" calcext:value-type="float">
            <text:p>4</text:p>
          </table:table-cell>
          <table:table-cell table:style-name="ce17" table:formula="of:=INDEX([.$F$5:.$F$23];[.$C63])-INDEX([.$F$5:.$F$23];[.$B63])" office:value-type="float" office:value="3.99999999999999" calcext:value-type="float">
            <text:p>4</text:p>
          </table:table-cell>
          <table:table-cell table:number-columns-repeated="1019"/>
        </table:table-row>
        <table:table-row table:style-name="ro5">
          <table:table-cell table:style-name="ce5"/>
          <table:table-cell table:style-name="ce9" office:value-type="float" office:value="16" calcext:value-type="float">
            <text:p>16</text:p>
          </table:table-cell>
          <table:table-cell table:style-name="ce9" office:value-type="float" office:value="19" calcext:value-type="float">
            <text:p>19</text:p>
          </table:table-cell>
          <table:table-cell table:style-name="ce15" table:formula="of:=INDEX([.D$5:.D$23];[.B64])" office:value-type="float" office:value="3" calcext:value-type="float">
            <text:p>3</text:p>
          </table:table-cell>
          <table:table-cell table:style-name="ce17" table:formula="of:=INDEX([.$F$5:.$F$23];[.$C64])-INDEX([.$F$5:.$F$23];[.$B64])" office:value-type="float" office:value="3.0000000000114" calcext:value-type="float">
            <text:p>3</text:p>
          </table:table-cell>
          <table:table-cell table:number-columns-repeated="1019"/>
        </table:table-row>
        <table:table-row table:style-name="ro5">
          <table:table-cell table:style-name="ce5"/>
          <table:table-cell table:style-name="ce9" office:value-type="float" office:value="17" calcext:value-type="float">
            <text:p>17</text:p>
          </table:table-cell>
          <table:table-cell table:style-name="ce9" office:value-type="float" office:value="19" calcext:value-type="float">
            <text:p>19</text:p>
          </table:table-cell>
          <table:table-cell table:style-name="ce15" table:formula="of:=INDEX([.D$5:.D$23];[.B65])" office:value-type="float" office:value="9" calcext:value-type="float">
            <text:p>9</text:p>
          </table:table-cell>
          <table:table-cell table:style-name="ce17" table:formula="of:=INDEX([.$F$5:.$F$23];[.$C65])-INDEX([.$F$5:.$F$23];[.$B65])" office:value-type="float" office:value="10" calcext:value-type="float">
            <text:p>10</text:p>
          </table:table-cell>
          <table:table-cell table:number-columns-repeated="1019"/>
        </table:table-row>
        <table:table-row table:style-name="ro5">
          <table:table-cell table:style-name="ce5"/>
          <table:table-cell table:style-name="ce9" office:value-type="float" office:value="18" calcext:value-type="float">
            <text:p>18</text:p>
          </table:table-cell>
          <table:table-cell table:style-name="ce9" office:value-type="float" office:value="19" calcext:value-type="float">
            <text:p>19</text:p>
          </table:table-cell>
          <table:table-cell table:style-name="ce15" table:formula="of:=INDEX([.D$5:.D$23];[.B66])" office:value-type="float" office:value="1" calcext:value-type="float">
            <text:p>1</text:p>
          </table:table-cell>
          <table:table-cell table:style-name="ce17" table:formula="of:=INDEX([.$F$5:.$F$23];[.$C66])-INDEX([.$F$5:.$F$23];[.$B66])" office:value-type="float" office:value="1.00000000000001" calcext:value-type="float">
            <text:p>1</text:p>
          </table:table-cell>
          <table:table-cell table:number-columns-repeated="1019"/>
        </table:table-row>
        <table:table-row table:style-name="ro2">
          <table:table-cell table:style-name="ce5" table:number-columns-repeated="5"/>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named-expressions>
          <table:named-range table:name="solver_adj" table:base-cell-address="$'Question 1'.$A$1" table:cell-range-address="$'Question 1'.$F$5:.$F$23"/>
          <table:named-expression table:name="solver_cvg" table:base-cell-address="$'Question 1'.$A$1" table:expression="0.0001"/>
          <table:named-expression table:name="solver_drv" table:base-cell-address="$'Question 1'.$A$1" table:expression="1"/>
          <table:named-expression table:name="solver_est" table:base-cell-address="$'Question 1'.$A$1" table:expression="1"/>
          <table:named-expression table:name="solver_itr" table:base-cell-address="$'Question 1'.$A$1" table:expression="100"/>
          <table:named-range table:name="solver_lhs1" table:base-cell-address="$'Question 1'.$A$1" table:cell-range-address="$'Question 1'.$E$27:.$E$66"/>
          <table:named-range table:name="solver_lhs10" table:base-cell-address="$'Question 1'.$A$1" table:cell-range-address="$'Question 1'.$F$23"/>
          <table:named-range table:name="solver_lhs11" table:base-cell-address="$'Question 1'.$A$1" table:cell-range-address="$'Question 1'.$F$23"/>
          <table:named-range table:name="solver_lhs12" table:base-cell-address="$'Question 1'.$A$1" table:cell-range-address="$'Question 1'.$F$23"/>
          <table:named-range table:name="solver_lhs13" table:base-cell-address="$'Question 1'.$A$1" table:cell-range-address="$'Question 1'.$F$23"/>
          <table:named-range table:name="solver_lhs14" table:base-cell-address="$'Question 1'.$A$1" table:cell-range-address="$'Question 1'.$F$23"/>
          <table:named-range table:name="solver_lhs15" table:base-cell-address="$'Question 1'.$A$1" table:cell-range-address="$'Question 1'.$F$23"/>
          <table:named-range table:name="solver_lhs16" table:base-cell-address="$'Question 1'.$A$1" table:cell-range-address="$'Question 1'.$F$23"/>
          <table:named-range table:name="solver_lhs17" table:base-cell-address="$'Question 1'.$A$1" table:cell-range-address="$'Question 1'.$F$23"/>
          <table:named-range table:name="solver_lhs18" table:base-cell-address="$'Question 1'.$A$1" table:cell-range-address="$'Question 1'.$F$23"/>
          <table:named-range table:name="solver_lhs19" table:base-cell-address="$'Question 1'.$A$1" table:cell-range-address="$'Question 1'.$F$23"/>
          <table:named-range table:name="solver_lhs2" table:base-cell-address="$'Question 1'.$A$1" table:cell-range-address="$'Question 1'.$F$9"/>
          <table:named-range table:name="solver_lhs20" table:base-cell-address="$'Question 1'.$A$1" table:cell-range-address="$'Question 1'.$F$23"/>
          <table:named-range table:name="solver_lhs21" table:base-cell-address="$'Question 1'.$A$1" table:cell-range-address="$'Question 1'.$F$23"/>
          <table:named-range table:name="solver_lhs22" table:base-cell-address="$'Question 1'.$A$1" table:cell-range-address="$'Question 1'.$F$23"/>
          <table:named-range table:name="solver_lhs23" table:base-cell-address="$'Question 1'.$A$1" table:cell-range-address="$'Question 1'.$F$23"/>
          <table:named-range table:name="solver_lhs24" table:base-cell-address="$'Question 1'.$A$1" table:cell-range-address="$'Question 1'.$F$23"/>
          <table:named-range table:name="solver_lhs25" table:base-cell-address="$'Question 1'.$A$1" table:cell-range-address="$'Question 1'.$F$23"/>
          <table:named-range table:name="solver_lhs26" table:base-cell-address="$'Question 1'.$A$1" table:cell-range-address="$'Question 1'.$F$23"/>
          <table:named-range table:name="solver_lhs27" table:base-cell-address="$'Question 1'.$A$1" table:cell-range-address="$'Question 1'.$F$23"/>
          <table:named-range table:name="solver_lhs28" table:base-cell-address="$'Question 1'.$A$1" table:cell-range-address="$'Question 1'.$F$23"/>
          <table:named-range table:name="solver_lhs29" table:base-cell-address="$'Question 1'.$A$1" table:cell-range-address="$'Question 1'.$F$23"/>
          <table:named-range table:name="solver_lhs3" table:base-cell-address="$'Question 1'.$A$1" table:cell-range-address="$'Question 1'.$F$7:.$F$8"/>
          <table:named-range table:name="solver_lhs30" table:base-cell-address="$'Question 1'.$A$1" table:cell-range-address="$'Question 1'.$F$23"/>
          <table:named-range table:name="solver_lhs31" table:base-cell-address="$'Question 1'.$A$1" table:cell-range-address="$'Question 1'.$F$23"/>
          <table:named-range table:name="solver_lhs32" table:base-cell-address="$'Question 1'.$A$1" table:cell-range-address="$'Question 1'.$F$23"/>
          <table:named-range table:name="solver_lhs33" table:base-cell-address="$'Question 1'.$A$1" table:cell-range-address="$'Question 1'.$F$23"/>
          <table:named-range table:name="solver_lhs34" table:base-cell-address="$'Question 1'.$A$1" table:cell-range-address="$'Question 1'.$F$23"/>
          <table:named-range table:name="solver_lhs35" table:base-cell-address="$'Question 1'.$A$1" table:cell-range-address="$'Question 1'.$F$23"/>
          <table:named-range table:name="solver_lhs36" table:base-cell-address="$'Question 1'.$A$1" table:cell-range-address="$'Question 1'.$F$15"/>
          <table:named-range table:name="solver_lhs4" table:base-cell-address="$'Question 1'.$A$1" table:cell-range-address="$'Question 1'.$F$9"/>
          <table:named-range table:name="solver_lhs5" table:base-cell-address="$'Question 1'.$A$1" table:cell-range-address="$'Question 1'.$F$9"/>
          <table:named-range table:name="solver_lhs6" table:base-cell-address="$'Question 1'.$A$1" table:cell-range-address="$'Question 1'.$F$23"/>
          <table:named-range table:name="solver_lhs7" table:base-cell-address="$'Question 1'.$A$1" table:cell-range-address="$'Question 1'.$F$23"/>
          <table:named-range table:name="solver_lhs8" table:base-cell-address="$'Question 1'.$A$1" table:cell-range-address="$'Question 1'.$F$23"/>
          <table:named-range table:name="solver_lhs9" table:base-cell-address="$'Question 1'.$A$1" table:cell-range-address="$'Question 1'.$F$23"/>
          <table:named-expression table:name="solver_lin" table:base-cell-address="$'Question 1'.$A$1" table:expression="1"/>
          <table:named-expression table:name="solver_neg" table:base-cell-address="$'Question 1'.$A$1" table:expression="1"/>
          <table:named-expression table:name="solver_num" table:base-cell-address="$'Question 1'.$A$1" table:expression="1"/>
          <table:named-expression table:name="solver_nwt" table:base-cell-address="$'Question 1'.$A$1" table:expression="1"/>
          <table:named-range table:name="solver_opt" table:base-cell-address="$'Question 1'.$A$1" table:cell-range-address="$'Question 1'.$F$2"/>
          <table:named-expression table:name="solver_pre" table:base-cell-address="$'Question 1'.$A$1" table:expression="0.000001"/>
          <table:named-expression table:name="solver_rel1" table:base-cell-address="$'Question 1'.$A$1" table:expression="3"/>
          <table:named-expression table:name="solver_rel10" table:base-cell-address="$'Question 1'.$A$1" table:expression="3"/>
          <table:named-expression table:name="solver_rel11" table:base-cell-address="$'Question 1'.$A$1" table:expression="3"/>
          <table:named-expression table:name="solver_rel12" table:base-cell-address="$'Question 1'.$A$1" table:expression="3"/>
          <table:named-expression table:name="solver_rel13" table:base-cell-address="$'Question 1'.$A$1" table:expression="3"/>
          <table:named-expression table:name="solver_rel14" table:base-cell-address="$'Question 1'.$A$1" table:expression="3"/>
          <table:named-expression table:name="solver_rel15" table:base-cell-address="$'Question 1'.$A$1" table:expression="3"/>
          <table:named-expression table:name="solver_rel16" table:base-cell-address="$'Question 1'.$A$1" table:expression="3"/>
          <table:named-expression table:name="solver_rel17" table:base-cell-address="$'Question 1'.$A$1" table:expression="3"/>
          <table:named-expression table:name="solver_rel18" table:base-cell-address="$'Question 1'.$A$1" table:expression="3"/>
          <table:named-expression table:name="solver_rel19" table:base-cell-address="$'Question 1'.$A$1" table:expression="3"/>
          <table:named-expression table:name="solver_rel2" table:base-cell-address="$'Question 1'.$A$1" table:expression="3"/>
          <table:named-expression table:name="solver_rel20" table:base-cell-address="$'Question 1'.$A$1" table:expression="3"/>
          <table:named-expression table:name="solver_rel21" table:base-cell-address="$'Question 1'.$A$1" table:expression="3"/>
          <table:named-expression table:name="solver_rel22" table:base-cell-address="$'Question 1'.$A$1" table:expression="3"/>
          <table:named-expression table:name="solver_rel23" table:base-cell-address="$'Question 1'.$A$1" table:expression="3"/>
          <table:named-expression table:name="solver_rel24" table:base-cell-address="$'Question 1'.$A$1" table:expression="3"/>
          <table:named-expression table:name="solver_rel25" table:base-cell-address="$'Question 1'.$A$1" table:expression="3"/>
          <table:named-expression table:name="solver_rel26" table:base-cell-address="$'Question 1'.$A$1" table:expression="3"/>
          <table:named-expression table:name="solver_rel27" table:base-cell-address="$'Question 1'.$A$1" table:expression="3"/>
          <table:named-expression table:name="solver_rel28" table:base-cell-address="$'Question 1'.$A$1" table:expression="3"/>
          <table:named-expression table:name="solver_rel29" table:base-cell-address="$'Question 1'.$A$1" table:expression="3"/>
          <table:named-expression table:name="solver_rel3" table:base-cell-address="$'Question 1'.$A$1" table:expression="3"/>
          <table:named-expression table:name="solver_rel30" table:base-cell-address="$'Question 1'.$A$1" table:expression="3"/>
          <table:named-expression table:name="solver_rel31" table:base-cell-address="$'Question 1'.$A$1" table:expression="3"/>
          <table:named-expression table:name="solver_rel32" table:base-cell-address="$'Question 1'.$A$1" table:expression="3"/>
          <table:named-expression table:name="solver_rel33" table:base-cell-address="$'Question 1'.$A$1" table:expression="3"/>
          <table:named-expression table:name="solver_rel34" table:base-cell-address="$'Question 1'.$A$1" table:expression="3"/>
          <table:named-expression table:name="solver_rel35" table:base-cell-address="$'Question 1'.$A$1" table:expression="3"/>
          <table:named-expression table:name="solver_rel36" table:base-cell-address="$'Question 1'.$A$1" table:expression="3"/>
          <table:named-expression table:name="solver_rel4" table:base-cell-address="$'Question 1'.$A$1" table:expression="3"/>
          <table:named-expression table:name="solver_rel5" table:base-cell-address="$'Question 1'.$A$1" table:expression="3"/>
          <table:named-expression table:name="solver_rel6" table:base-cell-address="$'Question 1'.$A$1" table:expression="3"/>
          <table:named-expression table:name="solver_rel7" table:base-cell-address="$'Question 1'.$A$1" table:expression="3"/>
          <table:named-expression table:name="solver_rel8" table:base-cell-address="$'Question 1'.$A$1" table:expression="3"/>
          <table:named-expression table:name="solver_rel9" table:base-cell-address="$'Question 1'.$A$1" table:expression="3"/>
          <table:named-range table:name="solver_rhs1" table:base-cell-address="$'Question 1'.$A$1" table:cell-range-address="$'Question 1'.$D$27:.$D$66"/>
          <table:named-range table:name="solver_rhs10" table:base-cell-address="$'Question 1'.$A$1" table:cell-range-address="$'Question 1'.$G$22"/>
          <table:named-range table:name="solver_rhs11" table:base-cell-address="$'Question 1'.$A$1" table:cell-range-address="$'Question 1'.$G$22"/>
          <table:named-range table:name="solver_rhs12" table:base-cell-address="$'Question 1'.$A$1" table:cell-range-address="$'Question 1'.$G$6"/>
          <table:named-range table:name="solver_rhs13" table:base-cell-address="$'Question 1'.$A$1" table:cell-range-address="$'Question 1'.$G$7"/>
          <table:named-range table:name="solver_rhs14" table:base-cell-address="$'Question 1'.$A$1" table:cell-range-address="$'Question 1'.$G$7"/>
          <table:named-range table:name="solver_rhs15" table:base-cell-address="$'Question 1'.$A$1" table:cell-range-address="$'Question 1'.$G$22"/>
          <table:named-range table:name="solver_rhs16" table:base-cell-address="$'Question 1'.$A$1" table:cell-range-address="$'Question 1'.$G$5"/>
          <table:named-range table:name="solver_rhs17" table:base-cell-address="$'Question 1'.$A$1" table:cell-range-address="$'Question 1'.$G$8"/>
          <table:named-range table:name="solver_rhs18" table:base-cell-address="$'Question 1'.$A$1" table:cell-range-address="$'Question 1'.$G$5"/>
          <table:named-range table:name="solver_rhs19" table:base-cell-address="$'Question 1'.$A$1" table:cell-range-address="$'Question 1'.$G$6"/>
          <table:named-range table:name="solver_rhs2" table:base-cell-address="$'Question 1'.$A$1" table:cell-range-address="$'Question 1'.$G$7"/>
          <table:named-range table:name="solver_rhs20" table:base-cell-address="$'Question 1'.$A$1" table:cell-range-address="$'Question 1'.$G$7"/>
          <table:named-range table:name="solver_rhs21" table:base-cell-address="$'Question 1'.$A$1" table:cell-range-address="$'Question 1'.$G$22"/>
          <table:named-range table:name="solver_rhs22" table:base-cell-address="$'Question 1'.$A$1" table:cell-range-address="$'Question 1'.$G$8"/>
          <table:named-range table:name="solver_rhs23" table:base-cell-address="$'Question 1'.$A$1" table:cell-range-address="$'Question 1'.$G$10"/>
          <table:named-range table:name="solver_rhs24" table:base-cell-address="$'Question 1'.$A$1" table:cell-range-address="$'Question 1'.$G$11"/>
          <table:named-range table:name="solver_rhs25" table:base-cell-address="$'Question 1'.$A$1" table:cell-range-address="$'Question 1'.$G$12"/>
          <table:named-range table:name="solver_rhs26" table:base-cell-address="$'Question 1'.$A$1" table:cell-range-address="$'Question 1'.$G$13"/>
          <table:named-range table:name="solver_rhs27" table:base-cell-address="$'Question 1'.$A$1" table:cell-range-address="$'Question 1'.$G$14"/>
          <table:named-range table:name="solver_rhs28" table:base-cell-address="$'Question 1'.$A$1" table:cell-range-address="$'Question 1'.$G$15"/>
          <table:named-range table:name="solver_rhs29" table:base-cell-address="$'Question 1'.$A$1" table:cell-range-address="$'Question 1'.$G$16"/>
          <table:named-range table:name="solver_rhs3" table:base-cell-address="$'Question 1'.$A$1" table:cell-range-address="$'Question 1'.$G$6"/>
          <table:named-range table:name="solver_rhs30" table:base-cell-address="$'Question 1'.$A$1" table:cell-range-address="$'Question 1'.$G$17"/>
          <table:named-range table:name="solver_rhs31" table:base-cell-address="$'Question 1'.$A$1" table:cell-range-address="$'Question 1'.$G$18"/>
          <table:named-range table:name="solver_rhs32" table:base-cell-address="$'Question 1'.$A$1" table:cell-range-address="$'Question 1'.$G$19"/>
          <table:named-range table:name="solver_rhs33" table:base-cell-address="$'Question 1'.$A$1" table:cell-range-address="$'Question 1'.$G$20"/>
          <table:named-range table:name="solver_rhs34" table:base-cell-address="$'Question 1'.$A$1" table:cell-range-address="$'Question 1'.$G$21"/>
          <table:named-range table:name="solver_rhs35" table:base-cell-address="$'Question 1'.$A$1" table:cell-range-address="$'Question 1'.$G$9"/>
          <table:named-range table:name="solver_rhs36" table:base-cell-address="$'Question 1'.$A$1" table:cell-range-address="$'Question 1'.$G$10"/>
          <table:named-range table:name="solver_rhs4" table:base-cell-address="$'Question 1'.$A$1" table:cell-range-address="$'Question 1'.$G$7"/>
          <table:named-range table:name="solver_rhs5" table:base-cell-address="$'Question 1'.$A$1" table:cell-range-address="$'Question 1'.$G$7"/>
          <table:named-range table:name="solver_rhs6" table:base-cell-address="$'Question 1'.$A$1" table:cell-range-address="$'Question 1'.$G$9"/>
          <table:named-range table:name="solver_rhs7" table:base-cell-address="$'Question 1'.$A$1" table:cell-range-address="$'Question 1'.$G$6"/>
          <table:named-range table:name="solver_rhs8" table:base-cell-address="$'Question 1'.$A$1" table:cell-range-address="$'Question 1'.$G$8"/>
          <table:named-range table:name="solver_rhs9" table:base-cell-address="$'Question 1'.$A$1" table:cell-range-address="$'Question 1'.$G$7"/>
          <table:named-expression table:name="solver_scl" table:base-cell-address="$'Question 1'.$A$1" table:expression="2"/>
          <table:named-expression table:name="solver_sho" table:base-cell-address="$'Question 1'.$A$1" table:expression="2"/>
          <table:named-expression table:name="solver_tim" table:base-cell-address="$'Question 1'.$A$1" table:expression="100"/>
          <table:named-expression table:name="solver_tol" table:base-cell-address="$'Question 1'.$A$1" table:expression="0.05"/>
          <table:named-expression table:name="solver_typ" table:base-cell-address="$'Question 1'.$A$1" table:expression="2"/>
          <table:named-expression table:name="solver_val" table:base-cell-address="$'Question 1'.$A$1" table:expression="0"/>
        </table:named-expressions>
      </table:table>
      <table:table table:name="Feuille3" table:style-name="ta2">
        <office:forms form:automatic-focus="false" form:apply-design-mode="false"/>
        <table:table-column table:style-name="co7" table:default-cell-style-name="Default"/>
        <table:table-row table:style-name="ro6">
          <table:table-cell/>
        </table:table-row>
      </table:table>
      <table:table table:name="Question 2" table:style-name="ta3">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2" form:id="control2" form:label="Calcul Précédences 2"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EcritPrecedences2?language=Basic&amp;location=document" xlink:type="simple"/>
              </office:event-listeners>
            </form:button>
          </form:form>
        </office:forms>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8" table:default-cell-style-name="ce2"/>
        <table:table-column table:style-name="co9" table:default-cell-style-name="ce2"/>
        <table:table-column table:style-name="co5" table:number-columns-repeated="2" table:default-cell-style-name="ce2"/>
        <table:table-column table:style-name="co8" table:default-cell-style-name="ce2"/>
        <table:table-column table:style-name="co6" table:number-columns-repeated="247" table:default-cell-style-name="ce2"/>
        <table:table-column table:style-name="co6" table:number-columns-repeated="767" table:default-cell-style-name="Default"/>
        <table:table-row table:style-name="ro7">
          <table:table-cell table:style-name="ce1" office:value-type="string" calcext:value-type="string">
            <text:p>C6-Stade : Construction d'un stade (avec compression)</text:p>
          </table:table-cell>
          <table:table-cell table:number-columns-repeated="1023"/>
        </table:table-row>
        <table:table-row table:style-name="ro1">
          <table:table-cell table:style-name="ce1"/>
          <table:table-cell table:number-columns-repeated="4"/>
          <table:table-cell table:style-name="ce23" office:value-type="string" calcext:value-type="string" table:number-columns-spanned="2" table:number-rows-spanned="1">
            <text:p>Maximisation du gain</text:p>
          </table:table-cell>
          <table:covered-table-cell table:style-name="ce24"/>
          <table:table-cell table:style-name="ce16" table:formula="of:=[.D4]*[.H4]-SUMPRODUCT([.J7:.J25];[.G7:.G25])" office:value-type="float" office:value="86.9999999993661" calcext:value-type="float">
            <text:p>86,9999999993661</text:p>
          </table:table-cell>
          <table:table-cell table:number-columns-repeated="1016"/>
        </table:table-row>
        <table:table-row table:style-name="ro1">
          <table:table-cell table:style-name="ce1"/>
          <table:table-cell table:style-name="ce7" office:value-type="string" calcext:value-type="string" table:number-columns-spanned="2" table:number-rows-spanned="1">
            <text:p>Fin de chantier avant compression</text:p>
          </table:table-cell>
          <table:covered-table-cell table:style-name="ce7"/>
          <table:table-cell table:style-name="ce22" table:formula="of:=[$'Question 1'.F2]" office:value-type="float" office:value="64" calcext:value-type="float">
            <text:p>64</text:p>
          </table:table-cell>
          <table:table-cell/>
          <table:table-cell table:style-name="ce23" office:value-type="string" calcext:value-type="string" table:number-columns-spanned="2" table:number-rows-spanned="1">
            <text:p>Date de fin du chantier</text:p>
          </table:table-cell>
          <table:covered-table-cell table:style-name="ce23"/>
          <table:table-cell table:style-name="ce28" table:formula="of:=[.D3]-[.H4]" office:value-type="float" office:value="54.0000000000211" calcext:value-type="float">
            <text:p>54,0000000000211</text:p>
          </table:table-cell>
          <table:table-cell table:number-columns-repeated="1016"/>
        </table:table-row>
        <table:table-row table:style-name="ro8">
          <table:table-cell table:style-name="ce1"/>
          <table:table-cell table:style-name="ce7" office:value-type="string" calcext:value-type="string" table:number-columns-spanned="2" table:number-rows-spanned="1">
            <text:p>Prime par semaine d'avance (k€)</text:p>
          </table:table-cell>
          <table:covered-table-cell table:style-name="ce7"/>
          <table:table-cell table:style-name="ce22" office:value-type="float" office:value="30" calcext:value-type="float">
            <text:p>30</text:p>
          </table:table-cell>
          <table:table-cell/>
          <table:table-cell table:style-name="ce23" office:value-type="string" calcext:value-type="string" table:number-columns-spanned="2" table:number-rows-spanned="1">
            <text:p>Avance</text:p>
          </table:table-cell>
          <table:covered-table-cell table:style-name="ce23"/>
          <table:table-cell table:style-name="ce16" office:value-type="float" office:value="9.99999999997887" calcext:value-type="float">
            <text:p>9,99999999997887</text:p>
          </table:table-cell>
          <table:table-cell table:number-columns-repeated="1016"/>
        </table:table-row>
        <table:table-row table:style-name="ro9">
          <table:table-cell table:number-columns-repeated="1024"/>
        </table:table-row>
        <table:table-row table:style-name="ro3">
          <table:table-cell table:style-name="ce3" office:value-type="string" calcext:value-type="string">
            <text:p>N° tâche</text:p>
          </table:table-cell>
          <table:table-cell table:style-name="ce6" office:value-type="string" calcext:value-type="string" table:number-columns-spanned="2" table:number-rows-spanned="1">
            <text:p>Libellé des tâches</text:p>
          </table:table-cell>
          <table:covered-table-cell table:style-name="ce10"/>
          <table:table-cell table:style-name="ce3" office:value-type="string" calcext:value-type="string">
            <text:p>Durée</text:p>
          </table:table-cell>
          <table:table-cell table:style-name="ce6" office:value-type="string" calcext:value-type="string">
            <text:p>Tâches</text:p>
            <text:p>précédentes</text:p>
          </table:table-cell>
          <table:table-cell table:style-name="ce6" office:value-type="string" calcext:value-type="string">
            <text:p>Réduction</text:p>
            <text:p>maximale</text:p>
          </table:table-cell>
          <table:table-cell table:style-name="ce25" office:value-type="string" calcext:value-type="string">
            <text:p>Coût supplémentaire</text:p>
            <text:p>par semaine (en k€)</text:p>
          </table:table-cell>
          <table:table-cell table:style-name="ce6" office:value-type="string" calcext:value-type="string">
            <text:p>Début</text:p>
          </table:table-cell>
          <table:table-cell table:style-name="ce6" office:value-type="string" calcext:value-type="string">
            <text:p>Fin</text:p>
          </table:table-cell>
          <table:table-cell table:style-name="ce6" office:value-type="string" calcext:value-type="string">
            <text:p>Réduction </text:p>
            <text:p>effective</text:p>
          </table:table-cell>
          <table:table-cell table:number-columns-repeated="1014"/>
        </table:table-row>
        <table:table-row table:style-name="ro4">
          <table:table-cell table:style-name="ce4" office:value-type="float" office:value="1" calcext:value-type="float">
            <text:p>1</text:p>
          </table:table-cell>
          <table:table-cell table:style-name="ce4" office:value-type="string" calcext:value-type="string" table:number-columns-spanned="2" table:number-rows-spanned="1">
            <text:p>Installation du chantier</text:p>
          </table:table-cell>
          <table:covered-table-cell table:style-name="ce11"/>
          <table:table-cell table:style-name="ce13" office:value-type="float" office:value="2" calcext:value-type="float">
            <text:p>2</text:p>
          </table:table-cell>
          <table:table-cell table:style-name="ce13" office:value-type="string" calcext:value-type="string">
            <text:p>Aucune</text:p>
          </table:table-cell>
          <table:table-cell table:style-name="ce13" office:value-type="float" office:value="0" calcext:value-type="float">
            <text:p>0</text:p>
          </table:table-cell>
          <table:table-cell table:style-name="ce26" office:value-type="float" office:value="0" calcext:value-type="float">
            <text:p>0</text:p>
          </table:table-cell>
          <table:table-cell table:style-name="ce29" office:value-type="float" office:value="0" calcext:value-type="float">
            <text:p>0</text:p>
          </table:table-cell>
          <table:table-cell table:style-name="ce20" table:formula="of:=[.H7]+[.D7]" office:value-type="float" office:value="2" calcext:value-type="float">
            <text:p>2</text:p>
          </table:table-cell>
          <table:table-cell table:style-name="ce30" office:value-type="float" office:value="0" calcext:value-type="float">
            <text:p>0</text:p>
          </table:table-cell>
          <table:table-cell table:number-columns-repeated="1014"/>
        </table:table-row>
        <table:table-row table:style-name="ro4">
          <table:table-cell table:style-name="ce4" office:value-type="float" office:value="2" calcext:value-type="float">
            <text:p>2</text:p>
          </table:table-cell>
          <table:table-cell table:style-name="ce4" office:value-type="string" calcext:value-type="string" table:number-columns-spanned="2" table:number-rows-spanned="1">
            <text:p>Terrassements</text:p>
          </table:table-cell>
          <table:covered-table-cell table:style-name="ce11"/>
          <table:table-cell table:style-name="ce13" office:value-type="float" office:value="16" calcext:value-type="float">
            <text:p>16</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26" office:value-type="float" office:value="30" calcext:value-type="float">
            <text:p>30</text:p>
          </table:table-cell>
          <table:table-cell table:style-name="ce29" office:value-type="float" office:value="2" calcext:value-type="float">
            <text:p>2</text:p>
          </table:table-cell>
          <table:table-cell table:style-name="ce20" table:formula="of:=[.H8]+[.D8]" office:value-type="float" office:value="18" calcext:value-type="float">
            <text:p>18</text:p>
          </table:table-cell>
          <table:table-cell table:style-name="ce30" office:value-type="float" office:value="3" calcext:value-type="float">
            <text:p>3</text:p>
          </table:table-cell>
          <table:table-cell table:number-columns-repeated="1014"/>
        </table:table-row>
        <table:table-row table:style-name="ro4">
          <table:table-cell table:style-name="ce4" office:value-type="float" office:value="3" calcext:value-type="float">
            <text:p>3</text:p>
          </table:table-cell>
          <table:table-cell table:style-name="ce4" office:value-type="string" calcext:value-type="string" table:number-columns-spanned="2" table:number-rows-spanned="1">
            <text:p>Construction des fondations</text:p>
          </table:table-cell>
          <table:covered-table-cell table:style-name="ce11"/>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6" office:value-type="float" office:value="26" calcext:value-type="float">
            <text:p>26</text:p>
          </table:table-cell>
          <table:table-cell table:style-name="ce29" office:value-type="float" office:value="15.0000000000118" calcext:value-type="float">
            <text:p>15,0000000000118</text:p>
          </table:table-cell>
          <table:table-cell table:style-name="ce20" table:formula="of:=[.H9]+[.D9]" office:value-type="float" office:value="24.0000000000118" calcext:value-type="float">
            <text:p>24,0000000000118</text:p>
          </table:table-cell>
          <table:table-cell table:style-name="ce30" office:value-type="float" office:value="1" calcext:value-type="float">
            <text:p>1</text:p>
          </table:table-cell>
          <table:table-cell table:number-columns-repeated="1014"/>
        </table:table-row>
        <table:table-row table:style-name="ro4">
          <table:table-cell table:style-name="ce4" office:value-type="float" office:value="4" calcext:value-type="float">
            <text:p>4</text:p>
          </table:table-cell>
          <table:table-cell table:style-name="ce4" office:value-type="string" calcext:value-type="string" table:number-columns-spanned="2" table:number-rows-spanned="1">
            <text:p>VRD (voirie, réseaux divers)</text:p>
          </table:table-cell>
          <table:covered-table-cell table:style-name="ce11"/>
          <table:table-cell table:style-name="ce13" office:value-type="float" office:value="8" calcext:value-type="float">
            <text:p>8</text:p>
          </table:table-cell>
          <table:table-cell table:number-columns-repeated="2" table:style-name="ce13" office:value-type="float" office:value="2" calcext:value-type="float">
            <text:p>2</text:p>
          </table:table-cell>
          <table:table-cell table:style-name="ce26" office:value-type="float" office:value="12" calcext:value-type="float">
            <text:p>12</text:p>
          </table:table-cell>
          <table:table-cell table:style-name="ce29" office:value-type="float" office:value="23.0000000000142" calcext:value-type="float">
            <text:p>23,0000000000142</text:p>
          </table:table-cell>
          <table:table-cell table:style-name="ce20" table:formula="of:=[.H10]+[.D10]" office:value-type="float" office:value="31.0000000000142" calcext:value-type="float">
            <text:p>31,0000000000142</text:p>
          </table:table-cell>
          <table:table-cell table:style-name="ce30" office:value-type="float" office:value="0" calcext:value-type="float">
            <text:p>0</text:p>
          </table:table-cell>
          <table:table-cell table:number-columns-repeated="1014"/>
        </table:table-row>
        <table:table-row table:style-name="ro4">
          <table:table-cell table:style-name="ce4" office:value-type="float" office:value="5" calcext:value-type="float">
            <text:p>5</text:p>
          </table:table-cell>
          <table:table-cell table:style-name="ce4" office:value-type="string" calcext:value-type="string" table:number-columns-spanned="2" table:number-rows-spanned="1">
            <text:p>Elévation du sous-sol</text:p>
          </table:table-cell>
          <table:covered-table-cell table:style-name="ce11"/>
          <table:table-cell table:style-name="ce13" office:value-type="float" office:value="10" calcext:value-type="float">
            <text:p>10</text:p>
          </table:table-cell>
          <table:table-cell table:style-name="ce13" office:value-type="float" office:value="3" calcext:value-type="float">
            <text:p>3</text:p>
          </table:table-cell>
          <table:table-cell table:style-name="ce13" office:value-type="float" office:value="2" calcext:value-type="float">
            <text:p>2</text:p>
          </table:table-cell>
          <table:table-cell table:style-name="ce26" office:value-type="float" office:value="17" calcext:value-type="float">
            <text:p>17</text:p>
          </table:table-cell>
          <table:table-cell table:style-name="ce29" office:value-type="float" office:value="23.0000000000141" calcext:value-type="float">
            <text:p>23,0000000000141</text:p>
          </table:table-cell>
          <table:table-cell table:style-name="ce20" table:formula="of:=[.H11]+[.D11]" office:value-type="float" office:value="33.0000000000141" calcext:value-type="float">
            <text:p>33,0000000000141</text:p>
          </table:table-cell>
          <table:table-cell table:style-name="ce30" office:value-type="float" office:value="2" calcext:value-type="float">
            <text:p>2</text:p>
          </table:table-cell>
          <table:table-cell table:number-columns-repeated="1014"/>
        </table:table-row>
        <table:table-row table:style-name="ro4">
          <table:table-cell table:style-name="ce4" office:value-type="float" office:value="6" calcext:value-type="float">
            <text:p>6</text:p>
          </table:table-cell>
          <table:table-cell table:style-name="ce4" office:value-type="string" calcext:value-type="string" table:number-columns-spanned="2" table:number-rows-spanned="1">
            <text:p>Plancher principal</text:p>
          </table:table-cell>
          <table:covered-table-cell table:style-name="ce11"/>
          <table:table-cell table:style-name="ce4" office:value-type="float" office:value="6" calcext:value-type="float">
            <text:p>6</text:p>
          </table:table-cell>
          <table:table-cell table:style-name="ce4" office:value-type="string" calcext:value-type="string">
            <text:p>4, 5</text:p>
          </table:table-cell>
          <table:table-cell table:style-name="ce4" office:value-type="float" office:value="1" calcext:value-type="float">
            <text:p>1</text:p>
          </table:table-cell>
          <table:table-cell table:style-name="ce27" office:value-type="float" office:value="15" calcext:value-type="float">
            <text:p>15</text:p>
          </table:table-cell>
          <table:table-cell table:style-name="ce29" office:value-type="float" office:value="31.0000000000122" calcext:value-type="float">
            <text:p>31,0000000000122</text:p>
          </table:table-cell>
          <table:table-cell table:style-name="ce21" table:formula="of:=[.H12]+[.D12]" office:value-type="float" office:value="37.0000000000122" calcext:value-type="float">
            <text:p>37,0000000000122</text:p>
          </table:table-cell>
          <table:table-cell table:style-name="ce31" office:value-type="float" office:value="1" calcext:value-type="float">
            <text:p>1</text:p>
          </table:table-cell>
          <table:table-cell table:number-columns-repeated="1014"/>
        </table:table-row>
        <table:table-row table:style-name="ro4">
          <table:table-cell table:style-name="ce4" office:value-type="float" office:value="7" calcext:value-type="float">
            <text:p>7</text:p>
          </table:table-cell>
          <table:table-cell table:style-name="ce4" office:value-type="string" calcext:value-type="string" table:number-columns-spanned="2" table:number-rows-spanned="1">
            <text:p>Cloisonnement des vestiaires</text:p>
          </table:table-cell>
          <table:covered-table-cell table:style-name="ce11"/>
          <table:table-cell table:style-name="ce4" office:value-type="float" office:value="2" calcext:value-type="float">
            <text:p>2</text:p>
          </table:table-cell>
          <table:table-cell table:style-name="ce4" office:value-type="float" office:value="4" calcext:value-type="float">
            <text:p>4</text:p>
          </table:table-cell>
          <table:table-cell table:style-name="ce4" office:value-type="float" office:value="1" calcext:value-type="float">
            <text:p>1</text:p>
          </table:table-cell>
          <table:table-cell table:style-name="ce27" office:value-type="float" office:value="8" calcext:value-type="float">
            <text:p>8</text:p>
          </table:table-cell>
          <table:table-cell table:style-name="ce29" office:value-type="float" office:value="31.0000000000403" calcext:value-type="float">
            <text:p>31,0000000000403</text:p>
          </table:table-cell>
          <table:table-cell table:style-name="ce21" table:formula="of:=[.H13]+[.D13]" office:value-type="float" office:value="33.0000000000403" calcext:value-type="float">
            <text:p>33,0000000000403</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8" calcext:value-type="float">
            <text:p>8</text:p>
          </table:table-cell>
          <table:table-cell table:style-name="ce4" office:value-type="string" calcext:value-type="string" table:number-columns-spanned="2" table:number-rows-spanned="1">
            <text:p>Electrification des gradins</text:p>
          </table:table-cell>
          <table:covered-table-cell table:style-name="ce11"/>
          <table:table-cell table:style-name="ce4" office:value-type="float" office:value="2" calcext:value-type="float">
            <text:p>2</text:p>
          </table:table-cell>
          <table:table-cell table:style-name="ce4" office:value-type="float" office:value="6" calcext:value-type="float">
            <text:p>6</text:p>
          </table:table-cell>
          <table:table-cell table:style-name="ce4" office:value-type="float" office:value="0" calcext:value-type="float">
            <text:p>0</text:p>
          </table:table-cell>
          <table:table-cell table:style-name="ce27" office:value-type="float" office:value="0" calcext:value-type="float">
            <text:p>0</text:p>
          </table:table-cell>
          <table:table-cell table:style-name="ce29" office:value-type="float" office:value="48.0000000000093" calcext:value-type="float">
            <text:p>48,0000000000093</text:p>
          </table:table-cell>
          <table:table-cell table:style-name="ce21" table:formula="of:=[.H14]+[.D14]" office:value-type="float" office:value="50.0000000000093" calcext:value-type="float">
            <text:p>50,0000000000093</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9" calcext:value-type="float">
            <text:p>9</text:p>
          </table:table-cell>
          <table:table-cell table:style-name="ce4" office:value-type="string" calcext:value-type="string" table:number-columns-spanned="2" table:number-rows-spanned="1">
            <text:p>Pose du toit</text:p>
          </table:table-cell>
          <table:covered-table-cell table:style-name="ce11"/>
          <table:table-cell table:style-name="ce4" office:value-type="float" office:value="9" calcext:value-type="float">
            <text:p>9</text:p>
          </table:table-cell>
          <table:table-cell table:style-name="ce4" office:value-type="string" calcext:value-type="string">
            <text:p>4, 6</text:p>
          </table:table-cell>
          <table:table-cell table:style-name="ce4" office:value-type="float" office:value="2" calcext:value-type="float">
            <text:p>2</text:p>
          </table:table-cell>
          <table:table-cell table:style-name="ce27" office:value-type="float" office:value="42" calcext:value-type="float">
            <text:p>42</text:p>
          </table:table-cell>
          <table:table-cell table:style-name="ce19" office:value-type="float" office:value="36.0000000000141" calcext:value-type="float">
            <text:p>36,0000000000141</text:p>
          </table:table-cell>
          <table:table-cell table:style-name="ce21" table:formula="of:=[.H15]+[.D15]" office:value-type="float" office:value="45.0000000000141" calcext:value-type="float">
            <text:p>45,0000000000141</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0" calcext:value-type="float">
            <text:p>10</text:p>
          </table:table-cell>
          <table:table-cell table:style-name="ce4" office:value-type="string" calcext:value-type="string" table:number-columns-spanned="2" table:number-rows-spanned="1">
            <text:p>Eclairage du stade</text:p>
          </table:table-cell>
          <table:covered-table-cell table:style-name="ce11"/>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1" calcext:value-type="float">
            <text:p>1</text:p>
          </table:table-cell>
          <table:table-cell table:style-name="ce27" office:value-type="float" office:value="21" calcext:value-type="float">
            <text:p>21</text:p>
          </table:table-cell>
          <table:table-cell table:style-name="ce19" office:value-type="float" office:value="49.0000000000156" calcext:value-type="float">
            <text:p>49,0000000000156</text:p>
          </table:table-cell>
          <table:table-cell table:style-name="ce21" table:formula="of:=[.H16]+[.D16]" office:value-type="float" office:value="54.0000000000156" calcext:value-type="float">
            <text:p>54,0000000000156</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1" calcext:value-type="float">
            <text:p>11</text:p>
          </table:table-cell>
          <table:table-cell table:style-name="ce4" office:value-type="string" calcext:value-type="string" table:number-columns-spanned="2" table:number-rows-spanned="1">
            <text:p>Installation des gradins</text:p>
          </table:table-cell>
          <table:covered-table-cell table:style-name="ce11"/>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float" office:value="1" calcext:value-type="float">
            <text:p>1</text:p>
          </table:table-cell>
          <table:table-cell table:style-name="ce27" office:value-type="float" office:value="18" calcext:value-type="float">
            <text:p>18</text:p>
          </table:table-cell>
          <table:table-cell table:style-name="ce19" office:value-type="float" office:value="47.0000000000097" calcext:value-type="float">
            <text:p>47,0000000000097</text:p>
          </table:table-cell>
          <table:table-cell table:style-name="ce21" table:formula="of:=[.H17]+[.D17]" office:value-type="float" office:value="50.0000000000097" calcext:value-type="float">
            <text:p>50,0000000000097</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2" calcext:value-type="float">
            <text:p>12</text:p>
          </table:table-cell>
          <table:table-cell table:style-name="ce4" office:value-type="string" calcext:value-type="string" table:number-columns-spanned="2" table:number-rows-spanned="1">
            <text:p>Mise hors d’eau du toit</text:p>
          </table:table-cell>
          <table:covered-table-cell table:style-name="ce11"/>
          <table:table-cell table:style-name="ce4" office:value-type="float" office:value="2" calcext:value-type="float">
            <text:p>2</text:p>
          </table:table-cell>
          <table:table-cell table:style-name="ce4" office:value-type="float" office:value="9" calcext:value-type="float">
            <text:p>9</text:p>
          </table:table-cell>
          <table:table-cell table:style-name="ce4" office:value-type="float" office:value="0" calcext:value-type="float">
            <text:p>0</text:p>
          </table:table-cell>
          <table:table-cell table:style-name="ce27" office:value-type="float" office:value="0" calcext:value-type="float">
            <text:p>0</text:p>
          </table:table-cell>
          <table:table-cell table:style-name="ce19" office:value-type="float" office:value="45.0000000000148" calcext:value-type="float">
            <text:p>45,0000000000148</text:p>
          </table:table-cell>
          <table:table-cell table:style-name="ce21" table:formula="of:=[.H18]+[.D18]" office:value-type="float" office:value="47.0000000000148" calcext:value-type="float">
            <text:p>47,0000000000148</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3" calcext:value-type="float">
            <text:p>13</text:p>
          </table:table-cell>
          <table:table-cell table:style-name="ce4" office:value-type="string" calcext:value-type="string" table:number-columns-spanned="2" table:number-rows-spanned="1">
            <text:p>Finition des vestiaires</text:p>
          </table:table-cell>
          <table:covered-table-cell table:style-name="ce11"/>
          <table:table-cell table:style-name="ce4" office:value-type="float" office:value="1" calcext:value-type="float">
            <text:p>1</text:p>
          </table:table-cell>
          <table:table-cell table:style-name="ce4" office:value-type="float" office:value="7" calcext:value-type="float">
            <text:p>7</text:p>
          </table:table-cell>
          <table:table-cell table:style-name="ce4" office:value-type="float" office:value="0" calcext:value-type="float">
            <text:p>0</text:p>
          </table:table-cell>
          <table:table-cell table:style-name="ce27" office:value-type="float" office:value="0" calcext:value-type="float">
            <text:p>0</text:p>
          </table:table-cell>
          <table:table-cell table:style-name="ce19" office:value-type="float" office:value="53.0000000000136" calcext:value-type="float">
            <text:p>53,0000000000136</text:p>
          </table:table-cell>
          <table:table-cell table:style-name="ce21" table:formula="of:=[.H19]+[.D19]" office:value-type="float" office:value="54.0000000000136" calcext:value-type="float">
            <text:p>54,0000000000136</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4" calcext:value-type="float">
            <text:p>14</text:p>
          </table:table-cell>
          <table:table-cell table:style-name="ce4" office:value-type="string" calcext:value-type="string" table:number-columns-spanned="2" table:number-rows-spanned="1">
            <text:p>Construction de la billetterie annexe</text:p>
          </table:table-cell>
          <table:covered-table-cell table:style-name="ce11"/>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style-name="ce27" office:value-type="float" office:value="22" calcext:value-type="float">
            <text:p>22</text:p>
          </table:table-cell>
          <table:table-cell table:style-name="ce19" office:value-type="float" office:value="43.0000000000152" calcext:value-type="float">
            <text:p>43,0000000000152</text:p>
          </table:table-cell>
          <table:table-cell table:style-name="ce21" table:formula="of:=[.H20]+[.D20]" office:value-type="float" office:value="50.0000000000152" calcext:value-type="float">
            <text:p>50,0000000000152</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5" calcext:value-type="float">
            <text:p>15</text:p>
          </table:table-cell>
          <table:table-cell table:style-name="ce4" office:value-type="string" calcext:value-type="string" table:number-columns-spanned="2" table:number-rows-spanned="1">
            <text:p>Voirie secondaire</text:p>
          </table:table-cell>
          <table:covered-table-cell table:style-name="ce11"/>
          <table:table-cell table:style-name="ce4" office:value-type="float" office:value="4" calcext:value-type="float">
            <text:p>4</text:p>
          </table:table-cell>
          <table:table-cell table:style-name="ce4" office:value-type="string" calcext:value-type="string">
            <text:p>4, 14</text:p>
          </table:table-cell>
          <table:table-cell table:style-name="ce4" office:value-type="float" office:value="2" calcext:value-type="float">
            <text:p>2</text:p>
          </table:table-cell>
          <table:table-cell table:style-name="ce27" office:value-type="float" office:value="12" calcext:value-type="float">
            <text:p>12</text:p>
          </table:table-cell>
          <table:table-cell table:style-name="ce19" office:value-type="float" office:value="50.000000000012" calcext:value-type="float">
            <text:p>50,000000000012</text:p>
          </table:table-cell>
          <table:table-cell table:style-name="ce21" table:formula="of:=[.H21]+[.D21]" office:value-type="float" office:value="54.000000000012" calcext:value-type="float">
            <text:p>54,000000000012</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6" calcext:value-type="float">
            <text:p>16</text:p>
          </table:table-cell>
          <table:table-cell table:style-name="ce4" office:value-type="string" calcext:value-type="string" table:number-columns-spanned="2" table:number-rows-spanned="1">
            <text:p>Signalétique</text:p>
          </table:table-cell>
          <table:covered-table-cell table:style-name="ce11"/>
          <table:table-cell table:style-name="ce4" office:value-type="float" office:value="3" calcext:value-type="float">
            <text:p>3</text:p>
          </table:table-cell>
          <table:table-cell table:style-name="ce4" office:value-type="string" calcext:value-type="string">
            <text:p>8, 11, 14</text:p>
          </table:table-cell>
          <table:table-cell table:style-name="ce4" office:value-type="float" office:value="1" calcext:value-type="float">
            <text:p>1</text:p>
          </table:table-cell>
          <table:table-cell table:style-name="ce27" office:value-type="float" office:value="6" calcext:value-type="float">
            <text:p>6</text:p>
          </table:table-cell>
          <table:table-cell table:style-name="ce19" office:value-type="float" office:value="50.0000000000141" calcext:value-type="float">
            <text:p>50,0000000000141</text:p>
          </table:table-cell>
          <table:table-cell table:style-name="ce21" table:formula="of:=[.H22]+[.D22]" office:value-type="float" office:value="53.0000000000141" calcext:value-type="float">
            <text:p>53,0000000000141</text:p>
          </table:table-cell>
          <table:table-cell table:style-name="ce31" office:value-type="float" office:value="0" calcext:value-type="float">
            <text:p>0</text:p>
          </table:table-cell>
          <table:table-cell table:number-columns-repeated="1014"/>
        </table:table-row>
        <table:table-row table:style-name="ro4">
          <table:table-cell table:style-name="ce4" office:value-type="float" office:value="17" calcext:value-type="float">
            <text:p>17</text:p>
          </table:table-cell>
          <table:table-cell table:style-name="ce4" office:value-type="string" calcext:value-type="string" table:number-columns-spanned="2" table:number-rows-spanned="1">
            <text:p>Pelouse et accessoires sportifs</text:p>
          </table:table-cell>
          <table:covered-table-cell table:style-name="ce11"/>
          <table:table-cell table:style-name="ce4" office:value-type="float" office:value="9" calcext:value-type="float">
            <text:p>9</text:p>
          </table:table-cell>
          <table:table-cell table:style-name="ce4" office:value-type="float" office:value="12" calcext:value-type="float">
            <text:p>12</text:p>
          </table:table-cell>
          <table:table-cell table:style-name="ce4" office:value-type="float" office:value="3" calcext:value-type="float">
            <text:p>3</text:p>
          </table:table-cell>
          <table:table-cell table:style-name="ce27" office:value-type="float" office:value="16" calcext:value-type="float">
            <text:p>16</text:p>
          </table:table-cell>
          <table:table-cell table:style-name="ce19" office:value-type="float" office:value="47.0000000000145" calcext:value-type="float">
            <text:p>47,0000000000145</text:p>
          </table:table-cell>
          <table:table-cell table:style-name="ce21" table:formula="of:=[.H23]+[.D23]" office:value-type="float" office:value="56.0000000000145" calcext:value-type="float">
            <text:p>56,0000000000145</text:p>
          </table:table-cell>
          <table:table-cell table:style-name="ce31" office:value-type="float" office:value="3" calcext:value-type="float">
            <text:p>3</text:p>
          </table:table-cell>
          <table:table-cell table:number-columns-repeated="1014"/>
        </table:table-row>
        <table:table-row table:style-name="ro9">
          <table:table-cell table:style-name="ce4" office:value-type="float" office:value="18" calcext:value-type="float">
            <text:p>18</text:p>
          </table:table-cell>
          <table:table-cell table:style-name="ce4" office:value-type="string" calcext:value-type="string" table:number-columns-spanned="2" table:number-rows-spanned="1">
            <text:p>Réception de l’ouvrage</text:p>
          </table:table-cell>
          <table:covered-table-cell table:style-name="ce11"/>
          <table:table-cell table:style-name="ce4" office:value-type="float" office:value="1" calcext:value-type="float">
            <text:p>1</text:p>
          </table:table-cell>
          <table:table-cell table:style-name="ce4" office:value-type="float" office:value="17" calcext:value-type="float">
            <text:p>17</text:p>
          </table:table-cell>
          <table:table-cell table:style-name="ce4" office:value-type="float" office:value="0" calcext:value-type="float">
            <text:p>0</text:p>
          </table:table-cell>
          <table:table-cell table:style-name="ce27" office:value-type="float" office:value="0" calcext:value-type="float">
            <text:p>0</text:p>
          </table:table-cell>
          <table:table-cell table:style-name="ce19" office:value-type="float" office:value="53.0000000000135" calcext:value-type="float">
            <text:p>53,0000000000135</text:p>
          </table:table-cell>
          <table:table-cell table:style-name="ce21" table:formula="of:=[.H24]+[.D24]" office:value-type="float" office:value="54.0000000000135" calcext:value-type="float">
            <text:p>54,0000000000135</text:p>
          </table:table-cell>
          <table:table-cell table:style-name="ce31" office:value-type="float" office:value="0" calcext:value-type="float">
            <text:p>0</text:p>
          </table:table-cell>
          <table:table-cell table:number-columns-repeated="1014"/>
        </table:table-row>
        <table:table-row table:style-name="ro9">
          <table:table-cell table:style-name="ce4" office:value-type="float" office:value="19" calcext:value-type="float">
            <text:p>19</text:p>
          </table:table-cell>
          <table:table-cell table:style-name="ce4" office:value-type="string" calcext:value-type="string" table:number-columns-spanned="2" table:number-rows-spanned="1">
            <text:p>Fin des travaux</text:p>
          </table:table-cell>
          <table:covered-table-cell table:style-name="ce11"/>
          <table:table-cell table:style-name="ce4" office:value-type="float" office:value="0" calcext:value-type="float">
            <text:p>0</text:p>
          </table:table-cell>
          <table:table-cell table:style-name="ce4" office:value-type="string" calcext:value-type="string">
            <text:p>Toutes</text:p>
          </table:table-cell>
          <table:table-cell table:style-name="ce4" office:value-type="float" office:value="0" calcext:value-type="float">
            <text:p>0</text:p>
          </table:table-cell>
          <table:table-cell table:style-name="ce27" office:value-type="float" office:value="0" calcext:value-type="float">
            <text:p>0</text:p>
          </table:table-cell>
          <table:table-cell table:style-name="ce19" office:value-type="float" office:value="54.0000000000115" calcext:value-type="float">
            <text:p>54,0000000000115</text:p>
          </table:table-cell>
          <table:table-cell table:style-name="ce21" table:formula="of:=[.H25]+[.D25]" office:value-type="float" office:value="54.0000000000115" calcext:value-type="float">
            <text:p>54,0000000000115</text:p>
          </table:table-cell>
          <table:table-cell table:style-name="ce31" office:value-type="float" office:value="0" calcext:value-type="float">
            <text:p>0</text:p>
          </table:table-cell>
          <table:table-cell table:number-columns-repeated="1014"/>
        </table:table-row>
        <table:table-row table:style-name="ro9">
          <table:table-cell table:style-name="ce5" table:number-columns-repeated="7"/>
          <table:table-cell table:number-columns-repeated="1017"/>
        </table:table-row>
        <table:table-row table:style-name="ro4">
          <table:table-cell table:style-name="ce5"/>
          <table:table-cell table:style-name="ce7" office:value-type="string" calcext:value-type="string" table:number-columns-spanned="2" table:number-rows-spanned="1">
            <text:p>Précédences</text:p>
          </table:table-cell>
          <table:covered-table-cell table:style-name="ce7"/>
          <table:table-cell table:style-name="ce5" table:number-columns-repeated="2"/>
          <table:table-cell>
            <draw:control table:end-cell-address="'Question 2'.G29" table:end-x="38.63mm" table:end-y="0.27mm" draw:z-index="0" draw:name="Bouton 2" draw:style-name="gr1" draw:text-style-name="P1" svg:width="38.92mm" svg:height="10.58mm" svg:x="19.28mm" svg:y="0.13mm" draw:control="control2">
              <svg:desc>Calcul Précédences 2</svg:desc>
            </draw:control>
          </table:table-cell>
          <table:table-cell table:number-columns-repeated="1018"/>
        </table:table-row>
        <table:table-row table:style-name="ro9">
          <table:table-cell table:style-name="ce5"/>
          <table:table-cell table:style-name="ce8" office:value-type="string" calcext:value-type="string">
            <text:p>Début arc (i)</text:p>
          </table:table-cell>
          <table:table-cell table:style-name="ce8" office:value-type="string" calcext:value-type="string">
            <text:p>Fin arc (j)</text:p>
          </table:table-cell>
          <table:table-cell table:style-name="ce14" office:value-type="string" calcext:value-type="string">
            <text:p>Durée</text:p>
          </table:table-cell>
          <table:table-cell table:style-name="ce8" office:value-type="string" calcext:value-type="string">
            <text:p>t(j)-t(i)+s(i)</text:p>
          </table:table-cell>
          <table:table-cell table:number-columns-repeated="1019"/>
        </table:table-row>
        <table:table-row table:style-name="ro9">
          <table:table-cell table:style-name="ce5"/>
          <table:table-cell table:style-name="ce9" office:value-type="float" office:value="1" calcext:value-type="float">
            <text:p>1</text:p>
          </table:table-cell>
          <table:table-cell table:style-name="ce9" office:value-type="float" office:value="2" calcext:value-type="float">
            <text:p>2</text:p>
          </table:table-cell>
          <table:table-cell table:style-name="ce15" table:formula="of:=INDEX([.D$7:.D$25];[.B29])" office:value-type="float" office:value="2" calcext:value-type="float">
            <text:p>2</text:p>
          </table:table-cell>
          <table:table-cell table:style-name="ce17" table:formula="of:=INDEX([.$H$7:.$H$25];[.$C29])-INDEX([.$H$7:.$H$25];[.$B29])+INDEX([.$J$7:.$J$25];[.B29])" office:value-type="float" office:value="2" calcext:value-type="float">
            <text:p>2</text:p>
          </table:table-cell>
          <table:table-cell table:number-columns-repeated="1019"/>
        </table:table-row>
        <table:table-row table:style-name="ro9">
          <table:table-cell table:style-name="ce5"/>
          <table:table-cell table:style-name="ce9" office:value-type="float" office:value="2" calcext:value-type="float">
            <text:p>2</text:p>
          </table:table-cell>
          <table:table-cell table:style-name="ce9" office:value-type="float" office:value="3" calcext:value-type="float">
            <text:p>3</text:p>
          </table:table-cell>
          <table:table-cell table:style-name="ce15" table:formula="of:=INDEX([.D$7:.D$25];[.B30])" office:value-type="float" office:value="16" calcext:value-type="float">
            <text:p>16</text:p>
          </table:table-cell>
          <table:table-cell table:style-name="ce17" table:formula="of:=INDEX([.$H$7:.$H$25];[.$C30])-INDEX([.$H$7:.$H$25];[.$B30])+INDEX([.$J$7:.$J$25];[.B30])" office:value-type="float" office:value="16.0000000000118" calcext:value-type="float">
            <text:p>16</text:p>
          </table:table-cell>
          <table:table-cell table:number-columns-repeated="1019"/>
        </table:table-row>
        <table:table-row table:style-name="ro9">
          <table:table-cell table:style-name="ce5"/>
          <table:table-cell table:style-name="ce9" office:value-type="float" office:value="2" calcext:value-type="float">
            <text:p>2</text:p>
          </table:table-cell>
          <table:table-cell table:style-name="ce9" office:value-type="float" office:value="4" calcext:value-type="float">
            <text:p>4</text:p>
          </table:table-cell>
          <table:table-cell table:style-name="ce15" table:formula="of:=INDEX([.D$7:.D$25];[.B31])" office:value-type="float" office:value="16" calcext:value-type="float">
            <text:p>16</text:p>
          </table:table-cell>
          <table:table-cell table:style-name="ce17" table:formula="of:=INDEX([.$H$7:.$H$25];[.$C31])-INDEX([.$H$7:.$H$25];[.$B31])+INDEX([.$J$7:.$J$25];[.B31])" office:value-type="float" office:value="24.0000000000142" calcext:value-type="float">
            <text:p>24</text:p>
          </table:table-cell>
          <table:table-cell table:number-columns-repeated="1019"/>
        </table:table-row>
        <table:table-row table:style-name="ro9">
          <table:table-cell table:style-name="ce5"/>
          <table:table-cell table:style-name="ce9" office:value-type="float" office:value="3" calcext:value-type="float">
            <text:p>3</text:p>
          </table:table-cell>
          <table:table-cell table:style-name="ce9" office:value-type="float" office:value="5" calcext:value-type="float">
            <text:p>5</text:p>
          </table:table-cell>
          <table:table-cell table:style-name="ce15" table:formula="of:=INDEX([.D$7:.D$25];[.B32])" office:value-type="float" office:value="9" calcext:value-type="float">
            <text:p>9</text:p>
          </table:table-cell>
          <table:table-cell table:style-name="ce17" table:formula="of:=INDEX([.$H$7:.$H$25];[.$C32])-INDEX([.$H$7:.$H$25];[.$B32])+INDEX([.$J$7:.$J$25];[.B32])" office:value-type="float" office:value="9.00000000000229" calcext:value-type="float">
            <text:p>9</text:p>
          </table:table-cell>
          <table:table-cell table:number-columns-repeated="1019"/>
        </table:table-row>
        <table:table-row table:style-name="ro9">
          <table:table-cell table:style-name="ce5"/>
          <table:table-cell table:style-name="ce9" office:value-type="float" office:value="4" calcext:value-type="float">
            <text:p>4</text:p>
          </table:table-cell>
          <table:table-cell table:style-name="ce9" office:value-type="float" office:value="6" calcext:value-type="float">
            <text:p>6</text:p>
          </table:table-cell>
          <table:table-cell table:style-name="ce15" table:formula="of:=INDEX([.D$7:.D$25];[.B33])" office:value-type="float" office:value="8" calcext:value-type="float">
            <text:p>8</text:p>
          </table:table-cell>
          <table:table-cell table:style-name="ce17" table:formula="of:=INDEX([.$H$7:.$H$25];[.$C33])-INDEX([.$H$7:.$H$25];[.$B33])+INDEX([.$J$7:.$J$25];[.B33])" office:value-type="float" office:value="7.99999999999796" calcext:value-type="float">
            <text:p>8</text:p>
          </table:table-cell>
          <table:table-cell table:number-columns-repeated="1019"/>
        </table:table-row>
        <table:table-row table:style-name="ro9">
          <table:table-cell table:style-name="ce5"/>
          <table:table-cell table:style-name="ce9" office:value-type="float" office:value="5" calcext:value-type="float">
            <text:p>5</text:p>
          </table:table-cell>
          <table:table-cell table:style-name="ce9" office:value-type="float" office:value="6" calcext:value-type="float">
            <text:p>6</text:p>
          </table:table-cell>
          <table:table-cell table:style-name="ce15" table:formula="of:=INDEX([.D$7:.D$25];[.B34])" office:value-type="float" office:value="10" calcext:value-type="float">
            <text:p>10</text:p>
          </table:table-cell>
          <table:table-cell table:style-name="ce17" table:formula="of:=INDEX([.$H$7:.$H$25];[.$C34])-INDEX([.$H$7:.$H$25];[.$B34])+INDEX([.$J$7:.$J$25];[.B34])" office:value-type="float" office:value="9.99999999999806" calcext:value-type="float">
            <text:p>10</text:p>
          </table:table-cell>
          <table:table-cell table:number-columns-repeated="1019"/>
        </table:table-row>
        <table:table-row table:style-name="ro9">
          <table:table-cell table:style-name="ce5"/>
          <table:table-cell table:style-name="ce9" office:value-type="float" office:value="4" calcext:value-type="float">
            <text:p>4</text:p>
          </table:table-cell>
          <table:table-cell table:style-name="ce9" office:value-type="float" office:value="7" calcext:value-type="float">
            <text:p>7</text:p>
          </table:table-cell>
          <table:table-cell table:style-name="ce15" table:formula="of:=INDEX([.D$7:.D$25];[.B35])" office:value-type="float" office:value="8" calcext:value-type="float">
            <text:p>8</text:p>
          </table:table-cell>
          <table:table-cell table:style-name="ce17" table:formula="of:=INDEX([.$H$7:.$H$25];[.$C35])-INDEX([.$H$7:.$H$25];[.$B35])+INDEX([.$J$7:.$J$25];[.B35])" office:value-type="float" office:value="8.00000000002605" calcext:value-type="float">
            <text:p>8</text:p>
          </table:table-cell>
          <table:table-cell table:number-columns-repeated="1019"/>
        </table:table-row>
        <table:table-row table:style-name="ro9">
          <table:table-cell table:style-name="ce5"/>
          <table:table-cell table:style-name="ce9" office:value-type="float" office:value="6" calcext:value-type="float">
            <text:p>6</text:p>
          </table:table-cell>
          <table:table-cell table:style-name="ce9" office:value-type="float" office:value="8" calcext:value-type="float">
            <text:p>8</text:p>
          </table:table-cell>
          <table:table-cell table:style-name="ce15" table:formula="of:=INDEX([.D$7:.D$25];[.B36])" office:value-type="float" office:value="6" calcext:value-type="float">
            <text:p>6</text:p>
          </table:table-cell>
          <table:table-cell table:style-name="ce17" table:formula="of:=INDEX([.$H$7:.$H$25];[.$C36])-INDEX([.$H$7:.$H$25];[.$B36])+INDEX([.$J$7:.$J$25];[.B36])" office:value-type="float" office:value="17.9999999999971" calcext:value-type="float">
            <text:p>18</text:p>
          </table:table-cell>
          <table:table-cell table:number-columns-repeated="1019"/>
        </table:table-row>
        <table:table-row table:style-name="ro9">
          <table:table-cell table:style-name="ce5"/>
          <table:table-cell table:style-name="ce9" office:value-type="float" office:value="4" calcext:value-type="float">
            <text:p>4</text:p>
          </table:table-cell>
          <table:table-cell table:style-name="ce9" office:value-type="float" office:value="9" calcext:value-type="float">
            <text:p>9</text:p>
          </table:table-cell>
          <table:table-cell table:style-name="ce15" table:formula="of:=INDEX([.D$7:.D$25];[.B37])" office:value-type="float" office:value="8" calcext:value-type="float">
            <text:p>8</text:p>
          </table:table-cell>
          <table:table-cell table:style-name="ce17" table:formula="of:=INDEX([.$H$7:.$H$25];[.$C37])-INDEX([.$H$7:.$H$25];[.$B37])+INDEX([.$J$7:.$J$25];[.B37])" office:value-type="float" office:value="12.9999999999999" calcext:value-type="float">
            <text:p>13</text:p>
          </table:table-cell>
          <table:table-cell table:number-columns-repeated="1019"/>
        </table:table-row>
        <table:table-row table:style-name="ro9">
          <table:table-cell table:style-name="ce5"/>
          <table:table-cell table:style-name="ce9" office:value-type="float" office:value="6" calcext:value-type="float">
            <text:p>6</text:p>
          </table:table-cell>
          <table:table-cell table:style-name="ce9" office:value-type="float" office:value="9" calcext:value-type="float">
            <text:p>9</text:p>
          </table:table-cell>
          <table:table-cell table:style-name="ce15" table:formula="of:=INDEX([.D$7:.D$25];[.B38])" office:value-type="float" office:value="6" calcext:value-type="float">
            <text:p>6</text:p>
          </table:table-cell>
          <table:table-cell table:style-name="ce17" table:formula="of:=INDEX([.$H$7:.$H$25];[.$C38])-INDEX([.$H$7:.$H$25];[.$B38])+INDEX([.$J$7:.$J$25];[.B38])" office:value-type="float" office:value="6.00000000000192" calcext:value-type="float">
            <text:p>6</text:p>
          </table:table-cell>
          <table:table-cell table:number-columns-repeated="1019"/>
        </table:table-row>
        <table:table-row table:style-name="ro9">
          <table:table-cell table:style-name="ce5"/>
          <table:table-cell table:style-name="ce9" office:value-type="float" office:value="4" calcext:value-type="float">
            <text:p>4</text:p>
          </table:table-cell>
          <table:table-cell table:style-name="ce9" office:value-type="float" office:value="10" calcext:value-type="float">
            <text:p>10</text:p>
          </table:table-cell>
          <table:table-cell table:style-name="ce15" table:formula="of:=INDEX([.D$7:.D$25];[.B39])" office:value-type="float" office:value="8" calcext:value-type="float">
            <text:p>8</text:p>
          </table:table-cell>
          <table:table-cell table:style-name="ce17" table:formula="of:=INDEX([.$H$7:.$H$25];[.$C39])-INDEX([.$H$7:.$H$25];[.$B39])+INDEX([.$J$7:.$J$25];[.B39])" office:value-type="float" office:value="26.0000000000013" calcext:value-type="float">
            <text:p>26</text:p>
          </table:table-cell>
          <table:table-cell table:number-columns-repeated="1019"/>
        </table:table-row>
        <table:table-row table:style-name="ro9">
          <table:table-cell table:style-name="ce5"/>
          <table:table-cell table:style-name="ce9" office:value-type="float" office:value="6" calcext:value-type="float">
            <text:p>6</text:p>
          </table:table-cell>
          <table:table-cell table:style-name="ce9" office:value-type="float" office:value="11" calcext:value-type="float">
            <text:p>11</text:p>
          </table:table-cell>
          <table:table-cell table:style-name="ce15" table:formula="of:=INDEX([.D$7:.D$25];[.B40])" office:value-type="float" office:value="6" calcext:value-type="float">
            <text:p>6</text:p>
          </table:table-cell>
          <table:table-cell table:style-name="ce17" table:formula="of:=INDEX([.$H$7:.$H$25];[.$C40])-INDEX([.$H$7:.$H$25];[.$B40])+INDEX([.$J$7:.$J$25];[.B40])" office:value-type="float" office:value="16.9999999999975" calcext:value-type="float">
            <text:p>17</text:p>
          </table:table-cell>
          <table:table-cell table:number-columns-repeated="1019"/>
        </table:table-row>
        <table:table-row table:style-name="ro9">
          <table:table-cell table:style-name="ce5"/>
          <table:table-cell table:style-name="ce9" office:value-type="float" office:value="9" calcext:value-type="float">
            <text:p>9</text:p>
          </table:table-cell>
          <table:table-cell table:style-name="ce9" office:value-type="float" office:value="12" calcext:value-type="float">
            <text:p>12</text:p>
          </table:table-cell>
          <table:table-cell table:style-name="ce15" table:formula="of:=INDEX([.D$7:.D$25];[.B41])" office:value-type="float" office:value="9" calcext:value-type="float">
            <text:p>9</text:p>
          </table:table-cell>
          <table:table-cell table:style-name="ce17" table:formula="of:=INDEX([.$H$7:.$H$25];[.$C41])-INDEX([.$H$7:.$H$25];[.$B41])+INDEX([.$J$7:.$J$25];[.B41])" office:value-type="float" office:value="9.00000000000068" calcext:value-type="float">
            <text:p>9</text:p>
          </table:table-cell>
          <table:table-cell table:number-columns-repeated="1019"/>
        </table:table-row>
        <table:table-row table:style-name="ro9">
          <table:table-cell table:style-name="ce5"/>
          <table:table-cell table:style-name="ce9" office:value-type="float" office:value="7" calcext:value-type="float">
            <text:p>7</text:p>
          </table:table-cell>
          <table:table-cell table:style-name="ce9" office:value-type="float" office:value="13" calcext:value-type="float">
            <text:p>13</text:p>
          </table:table-cell>
          <table:table-cell table:style-name="ce15" table:formula="of:=INDEX([.D$7:.D$25];[.B42])" office:value-type="float" office:value="2" calcext:value-type="float">
            <text:p>2</text:p>
          </table:table-cell>
          <table:table-cell table:style-name="ce17" table:formula="of:=INDEX([.$H$7:.$H$25];[.$C42])-INDEX([.$H$7:.$H$25];[.$B42])+INDEX([.$J$7:.$J$25];[.B42])" office:value-type="float" office:value="21.9999999999733" calcext:value-type="float">
            <text:p>22</text:p>
          </table:table-cell>
          <table:table-cell table:number-columns-repeated="1019"/>
        </table:table-row>
        <table:table-row table:style-name="ro9">
          <table:table-cell table:style-name="ce5"/>
          <table:table-cell table:style-name="ce9" office:value-type="float" office:value="2" calcext:value-type="float">
            <text:p>2</text:p>
          </table:table-cell>
          <table:table-cell table:style-name="ce9" office:value-type="float" office:value="14" calcext:value-type="float">
            <text:p>14</text:p>
          </table:table-cell>
          <table:table-cell table:style-name="ce15" table:formula="of:=INDEX([.D$7:.D$25];[.B43])" office:value-type="float" office:value="16" calcext:value-type="float">
            <text:p>16</text:p>
          </table:table-cell>
          <table:table-cell table:style-name="ce17" table:formula="of:=INDEX([.$H$7:.$H$25];[.$C43])-INDEX([.$H$7:.$H$25];[.$B43])+INDEX([.$J$7:.$J$25];[.B43])" office:value-type="float" office:value="44.0000000000152" calcext:value-type="float">
            <text:p>44</text:p>
          </table:table-cell>
          <table:table-cell table:number-columns-repeated="1019"/>
        </table:table-row>
        <table:table-row table:style-name="ro9">
          <table:table-cell table:style-name="ce5"/>
          <table:table-cell table:style-name="ce9" office:value-type="float" office:value="4" calcext:value-type="float">
            <text:p>4</text:p>
          </table:table-cell>
          <table:table-cell table:style-name="ce9" office:value-type="float" office:value="15" calcext:value-type="float">
            <text:p>15</text:p>
          </table:table-cell>
          <table:table-cell table:style-name="ce15" table:formula="of:=INDEX([.D$7:.D$25];[.B44])" office:value-type="float" office:value="8" calcext:value-type="float">
            <text:p>8</text:p>
          </table:table-cell>
          <table:table-cell table:style-name="ce17" table:formula="of:=INDEX([.$H$7:.$H$25];[.$C44])-INDEX([.$H$7:.$H$25];[.$B44])+INDEX([.$J$7:.$J$25];[.B44])" office:value-type="float" office:value="26.9999999999977" calcext:value-type="float">
            <text:p>27</text:p>
          </table:table-cell>
          <table:table-cell table:number-columns-repeated="1019"/>
        </table:table-row>
        <table:table-row table:style-name="ro9">
          <table:table-cell table:style-name="ce5"/>
          <table:table-cell table:style-name="ce9" office:value-type="float" office:value="14" calcext:value-type="float">
            <text:p>14</text:p>
          </table:table-cell>
          <table:table-cell table:style-name="ce9" office:value-type="float" office:value="15" calcext:value-type="float">
            <text:p>15</text:p>
          </table:table-cell>
          <table:table-cell table:style-name="ce15" table:formula="of:=INDEX([.D$7:.D$25];[.B45])" office:value-type="float" office:value="7" calcext:value-type="float">
            <text:p>7</text:p>
          </table:table-cell>
          <table:table-cell table:style-name="ce17" table:formula="of:=INDEX([.$H$7:.$H$25];[.$C45])-INDEX([.$H$7:.$H$25];[.$B45])+INDEX([.$J$7:.$J$25];[.B45])" office:value-type="float" office:value="6.99999999999679" calcext:value-type="float">
            <text:p>7</text:p>
          </table:table-cell>
          <table:table-cell table:number-columns-repeated="1019"/>
        </table:table-row>
        <table:table-row table:style-name="ro9">
          <table:table-cell table:style-name="ce5"/>
          <table:table-cell table:style-name="ce9" office:value-type="float" office:value="8" calcext:value-type="float">
            <text:p>8</text:p>
          </table:table-cell>
          <table:table-cell table:style-name="ce9" office:value-type="float" office:value="16" calcext:value-type="float">
            <text:p>16</text:p>
          </table:table-cell>
          <table:table-cell table:style-name="ce15" table:formula="of:=INDEX([.D$7:.D$25];[.B46])" office:value-type="float" office:value="2" calcext:value-type="float">
            <text:p>2</text:p>
          </table:table-cell>
          <table:table-cell table:style-name="ce17" table:formula="of:=INDEX([.$H$7:.$H$25];[.$C46])-INDEX([.$H$7:.$H$25];[.$B46])+INDEX([.$J$7:.$J$25];[.B46])" office:value-type="float" office:value="2.00000000000485" calcext:value-type="float">
            <text:p>2</text:p>
          </table:table-cell>
          <table:table-cell table:number-columns-repeated="1019"/>
        </table:table-row>
        <table:table-row table:style-name="ro9">
          <table:table-cell table:style-name="ce5"/>
          <table:table-cell table:style-name="ce9" office:value-type="float" office:value="11" calcext:value-type="float">
            <text:p>11</text:p>
          </table:table-cell>
          <table:table-cell table:style-name="ce9" office:value-type="float" office:value="16" calcext:value-type="float">
            <text:p>16</text:p>
          </table:table-cell>
          <table:table-cell table:style-name="ce15" table:formula="of:=INDEX([.D$7:.D$25];[.B47])" office:value-type="float" office:value="3" calcext:value-type="float">
            <text:p>3</text:p>
          </table:table-cell>
          <table:table-cell table:style-name="ce17" table:formula="of:=INDEX([.$H$7:.$H$25];[.$C47])-INDEX([.$H$7:.$H$25];[.$B47])+INDEX([.$J$7:.$J$25];[.B47])" office:value-type="float" office:value="3.00000000000444" calcext:value-type="float">
            <text:p>3</text:p>
          </table:table-cell>
          <table:table-cell table:number-columns-repeated="1019"/>
        </table:table-row>
        <table:table-row table:style-name="ro9">
          <table:table-cell table:style-name="ce5"/>
          <table:table-cell table:style-name="ce9" office:value-type="float" office:value="14" calcext:value-type="float">
            <text:p>14</text:p>
          </table:table-cell>
          <table:table-cell table:style-name="ce9" office:value-type="float" office:value="16" calcext:value-type="float">
            <text:p>16</text:p>
          </table:table-cell>
          <table:table-cell table:style-name="ce15" table:formula="of:=INDEX([.D$7:.D$25];[.B48])" office:value-type="float" office:value="7" calcext:value-type="float">
            <text:p>7</text:p>
          </table:table-cell>
          <table:table-cell table:style-name="ce17" table:formula="of:=INDEX([.$H$7:.$H$25];[.$C48])-INDEX([.$H$7:.$H$25];[.$B48])+INDEX([.$J$7:.$J$25];[.B48])" office:value-type="float" office:value="6.99999999999897" calcext:value-type="float">
            <text:p>7</text:p>
          </table:table-cell>
          <table:table-cell table:number-columns-repeated="1019"/>
        </table:table-row>
        <table:table-row table:style-name="ro9">
          <table:table-cell table:style-name="ce5"/>
          <table:table-cell table:style-name="ce9" office:value-type="float" office:value="12" calcext:value-type="float">
            <text:p>12</text:p>
          </table:table-cell>
          <table:table-cell table:style-name="ce9" office:value-type="float" office:value="17" calcext:value-type="float">
            <text:p>17</text:p>
          </table:table-cell>
          <table:table-cell table:style-name="ce15" table:formula="of:=INDEX([.D$7:.D$25];[.B49])" office:value-type="float" office:value="2" calcext:value-type="float">
            <text:p>2</text:p>
          </table:table-cell>
          <table:table-cell table:style-name="ce17" table:formula="of:=INDEX([.$H$7:.$H$25];[.$C49])-INDEX([.$H$7:.$H$25];[.$B49])+INDEX([.$J$7:.$J$25];[.B49])" office:value-type="float" office:value="1.99999999999967" calcext:value-type="float">
            <text:p>2</text:p>
          </table:table-cell>
          <table:table-cell table:number-columns-repeated="1019"/>
        </table:table-row>
        <table:table-row table:style-name="ro9">
          <table:table-cell table:style-name="ce5"/>
          <table:table-cell table:style-name="ce9" office:value-type="float" office:value="17" calcext:value-type="float">
            <text:p>17</text:p>
          </table:table-cell>
          <table:table-cell table:style-name="ce9" office:value-type="float" office:value="18" calcext:value-type="float">
            <text:p>18</text:p>
          </table:table-cell>
          <table:table-cell table:style-name="ce15" table:formula="of:=INDEX([.D$7:.D$25];[.B50])" office:value-type="float" office:value="9" calcext:value-type="float">
            <text:p>9</text:p>
          </table:table-cell>
          <table:table-cell table:style-name="ce17" table:formula="of:=INDEX([.$H$7:.$H$25];[.$C50])-INDEX([.$H$7:.$H$25];[.$B50])+INDEX([.$J$7:.$J$25];[.B50])" office:value-type="float" office:value="8.99999999999908" calcext:value-type="float">
            <text:p>9</text:p>
          </table:table-cell>
          <table:table-cell table:number-columns-repeated="1019"/>
        </table:table-row>
        <table:table-row table:style-name="ro9">
          <table:table-cell table:style-name="ce5"/>
          <table:table-cell table:style-name="ce9" office:value-type="float" office:value="1" calcext:value-type="float">
            <text:p>1</text:p>
          </table:table-cell>
          <table:table-cell table:style-name="ce9" office:value-type="float" office:value="19" calcext:value-type="float">
            <text:p>19</text:p>
          </table:table-cell>
          <table:table-cell table:style-name="ce15" table:formula="of:=INDEX([.D$7:.D$25];[.B51])" office:value-type="float" office:value="2" calcext:value-type="float">
            <text:p>2</text:p>
          </table:table-cell>
          <table:table-cell table:style-name="ce17" table:formula="of:=INDEX([.$H$7:.$H$25];[.$C51])-INDEX([.$H$7:.$H$25];[.$B51])+INDEX([.$J$7:.$J$25];[.B51])" office:value-type="float" office:value="54.0000000000115" calcext:value-type="float">
            <text:p>54</text:p>
          </table:table-cell>
          <table:table-cell table:number-columns-repeated="1019"/>
        </table:table-row>
        <table:table-row table:style-name="ro9">
          <table:table-cell table:style-name="ce5"/>
          <table:table-cell table:style-name="ce9" office:value-type="float" office:value="2" calcext:value-type="float">
            <text:p>2</text:p>
          </table:table-cell>
          <table:table-cell table:style-name="ce9" office:value-type="float" office:value="19" calcext:value-type="float">
            <text:p>19</text:p>
          </table:table-cell>
          <table:table-cell table:style-name="ce15" table:formula="of:=INDEX([.D$7:.D$25];[.B52])" office:value-type="float" office:value="16" calcext:value-type="float">
            <text:p>16</text:p>
          </table:table-cell>
          <table:table-cell table:style-name="ce17" table:formula="of:=INDEX([.$H$7:.$H$25];[.$C52])-INDEX([.$H$7:.$H$25];[.$B52])+INDEX([.$J$7:.$J$25];[.B52])" office:value-type="float" office:value="55.0000000000115" calcext:value-type="float">
            <text:p>55</text:p>
          </table:table-cell>
          <table:table-cell table:number-columns-repeated="1019"/>
        </table:table-row>
        <table:table-row table:style-name="ro9">
          <table:table-cell table:style-name="ce5"/>
          <table:table-cell table:style-name="ce9" office:value-type="float" office:value="3" calcext:value-type="float">
            <text:p>3</text:p>
          </table:table-cell>
          <table:table-cell table:style-name="ce9" office:value-type="float" office:value="19" calcext:value-type="float">
            <text:p>19</text:p>
          </table:table-cell>
          <table:table-cell table:style-name="ce15" table:formula="of:=INDEX([.D$7:.D$25];[.B53])" office:value-type="float" office:value="9" calcext:value-type="float">
            <text:p>9</text:p>
          </table:table-cell>
          <table:table-cell table:style-name="ce17" table:formula="of:=INDEX([.$H$7:.$H$25];[.$C53])-INDEX([.$H$7:.$H$25];[.$B53])+INDEX([.$J$7:.$J$25];[.B53])" office:value-type="float" office:value="39.9999999999997" calcext:value-type="float">
            <text:p>40</text:p>
          </table:table-cell>
          <table:table-cell table:number-columns-repeated="1019"/>
        </table:table-row>
        <table:table-row table:style-name="ro9">
          <table:table-cell table:style-name="ce5"/>
          <table:table-cell table:style-name="ce9" office:value-type="float" office:value="4" calcext:value-type="float">
            <text:p>4</text:p>
          </table:table-cell>
          <table:table-cell table:style-name="ce9" office:value-type="float" office:value="19" calcext:value-type="float">
            <text:p>19</text:p>
          </table:table-cell>
          <table:table-cell table:style-name="ce15" table:formula="of:=INDEX([.D$7:.D$25];[.B54])" office:value-type="float" office:value="8" calcext:value-type="float">
            <text:p>8</text:p>
          </table:table-cell>
          <table:table-cell table:style-name="ce17" table:formula="of:=INDEX([.$H$7:.$H$25];[.$C54])-INDEX([.$H$7:.$H$25];[.$B54])+INDEX([.$J$7:.$J$25];[.B54])" office:value-type="float" office:value="30.9999999999973" calcext:value-type="float">
            <text:p>31</text:p>
          </table:table-cell>
          <table:table-cell table:number-columns-repeated="1019"/>
        </table:table-row>
        <table:table-row table:style-name="ro9">
          <table:table-cell table:style-name="ce5"/>
          <table:table-cell table:style-name="ce9" office:value-type="float" office:value="5" calcext:value-type="float">
            <text:p>5</text:p>
          </table:table-cell>
          <table:table-cell table:style-name="ce9" office:value-type="float" office:value="19" calcext:value-type="float">
            <text:p>19</text:p>
          </table:table-cell>
          <table:table-cell table:style-name="ce15" table:formula="of:=INDEX([.D$7:.D$25];[.B55])" office:value-type="float" office:value="10" calcext:value-type="float">
            <text:p>10</text:p>
          </table:table-cell>
          <table:table-cell table:style-name="ce17" table:formula="of:=INDEX([.$H$7:.$H$25];[.$C55])-INDEX([.$H$7:.$H$25];[.$B55])+INDEX([.$J$7:.$J$25];[.B55])" office:value-type="float" office:value="32.9999999999974" calcext:value-type="float">
            <text:p>33</text:p>
          </table:table-cell>
          <table:table-cell table:number-columns-repeated="1019"/>
        </table:table-row>
        <table:table-row table:style-name="ro9">
          <table:table-cell table:style-name="ce5"/>
          <table:table-cell table:style-name="ce9" office:value-type="float" office:value="6" calcext:value-type="float">
            <text:p>6</text:p>
          </table:table-cell>
          <table:table-cell table:style-name="ce9" office:value-type="float" office:value="19" calcext:value-type="float">
            <text:p>19</text:p>
          </table:table-cell>
          <table:table-cell table:style-name="ce15" table:formula="of:=INDEX([.D$7:.D$25];[.B56])" office:value-type="float" office:value="6" calcext:value-type="float">
            <text:p>6</text:p>
          </table:table-cell>
          <table:table-cell table:style-name="ce17" table:formula="of:=INDEX([.$H$7:.$H$25];[.$C56])-INDEX([.$H$7:.$H$25];[.$B56])+INDEX([.$J$7:.$J$25];[.B56])" office:value-type="float" office:value="23.9999999999993" calcext:value-type="float">
            <text:p>24</text:p>
          </table:table-cell>
          <table:table-cell table:number-columns-repeated="1019"/>
        </table:table-row>
        <table:table-row table:style-name="ro9">
          <table:table-cell table:style-name="ce5"/>
          <table:table-cell table:style-name="ce9" office:value-type="float" office:value="7" calcext:value-type="float">
            <text:p>7</text:p>
          </table:table-cell>
          <table:table-cell table:style-name="ce9" office:value-type="float" office:value="19" calcext:value-type="float">
            <text:p>19</text:p>
          </table:table-cell>
          <table:table-cell table:style-name="ce15" table:formula="of:=INDEX([.D$7:.D$25];[.B57])" office:value-type="float" office:value="2" calcext:value-type="float">
            <text:p>2</text:p>
          </table:table-cell>
          <table:table-cell table:style-name="ce17" table:formula="of:=INDEX([.$H$7:.$H$25];[.$C57])-INDEX([.$H$7:.$H$25];[.$B57])+INDEX([.$J$7:.$J$25];[.B57])" office:value-type="float" office:value="22.9999999999713" calcext:value-type="float">
            <text:p>23</text:p>
          </table:table-cell>
          <table:table-cell table:number-columns-repeated="1019"/>
        </table:table-row>
        <table:table-row table:style-name="ro9">
          <table:table-cell table:style-name="ce5"/>
          <table:table-cell table:style-name="ce9" office:value-type="float" office:value="8" calcext:value-type="float">
            <text:p>8</text:p>
          </table:table-cell>
          <table:table-cell table:style-name="ce9" office:value-type="float" office:value="19" calcext:value-type="float">
            <text:p>19</text:p>
          </table:table-cell>
          <table:table-cell table:style-name="ce15" table:formula="of:=INDEX([.D$7:.D$25];[.B58])" office:value-type="float" office:value="2" calcext:value-type="float">
            <text:p>2</text:p>
          </table:table-cell>
          <table:table-cell table:style-name="ce17" table:formula="of:=INDEX([.$H$7:.$H$25];[.$C58])-INDEX([.$H$7:.$H$25];[.$B58])+INDEX([.$J$7:.$J$25];[.B58])" office:value-type="float" office:value="6.00000000000226" calcext:value-type="float">
            <text:p>6</text:p>
          </table:table-cell>
          <table:table-cell table:number-columns-repeated="1019"/>
        </table:table-row>
        <table:table-row table:style-name="ro9">
          <table:table-cell table:style-name="ce5"/>
          <table:table-cell table:style-name="ce9" office:value-type="float" office:value="9" calcext:value-type="float">
            <text:p>9</text:p>
          </table:table-cell>
          <table:table-cell table:style-name="ce9" office:value-type="float" office:value="19" calcext:value-type="float">
            <text:p>19</text:p>
          </table:table-cell>
          <table:table-cell table:style-name="ce15" table:formula="of:=INDEX([.D$7:.D$25];[.B59])" office:value-type="float" office:value="9" calcext:value-type="float">
            <text:p>9</text:p>
          </table:table-cell>
          <table:table-cell table:style-name="ce17" table:formula="of:=INDEX([.$H$7:.$H$25];[.$C59])-INDEX([.$H$7:.$H$25];[.$B59])+INDEX([.$J$7:.$J$25];[.B59])" office:value-type="float" office:value="17.9999999999974" calcext:value-type="float">
            <text:p>18</text:p>
          </table:table-cell>
          <table:table-cell table:number-columns-repeated="1019"/>
        </table:table-row>
        <table:table-row table:style-name="ro9">
          <table:table-cell table:style-name="ce5"/>
          <table:table-cell table:style-name="ce9" office:value-type="float" office:value="10" calcext:value-type="float">
            <text:p>10</text:p>
          </table:table-cell>
          <table:table-cell table:style-name="ce9" office:value-type="float" office:value="19" calcext:value-type="float">
            <text:p>19</text:p>
          </table:table-cell>
          <table:table-cell table:style-name="ce15" table:formula="of:=INDEX([.D$7:.D$25];[.B60])" office:value-type="float" office:value="5" calcext:value-type="float">
            <text:p>5</text:p>
          </table:table-cell>
          <table:table-cell table:style-name="ce17" table:formula="of:=INDEX([.$H$7:.$H$25];[.$C60])-INDEX([.$H$7:.$H$25];[.$B60])+INDEX([.$J$7:.$J$25];[.B60])" office:value-type="float" office:value="4.99999999999596" calcext:value-type="float">
            <text:p>5</text:p>
          </table:table-cell>
          <table:table-cell table:number-columns-repeated="1019"/>
        </table:table-row>
        <table:table-row table:style-name="ro9">
          <table:table-cell table:style-name="ce5"/>
          <table:table-cell table:style-name="ce9" office:value-type="float" office:value="11" calcext:value-type="float">
            <text:p>11</text:p>
          </table:table-cell>
          <table:table-cell table:style-name="ce9" office:value-type="float" office:value="19" calcext:value-type="float">
            <text:p>19</text:p>
          </table:table-cell>
          <table:table-cell table:style-name="ce15" table:formula="of:=INDEX([.D$7:.D$25];[.B61])" office:value-type="float" office:value="3" calcext:value-type="float">
            <text:p>3</text:p>
          </table:table-cell>
          <table:table-cell table:style-name="ce17" table:formula="of:=INDEX([.$H$7:.$H$25];[.$C61])-INDEX([.$H$7:.$H$25];[.$B61])+INDEX([.$J$7:.$J$25];[.B61])" office:value-type="float" office:value="7.00000000000185" calcext:value-type="float">
            <text:p>7</text:p>
          </table:table-cell>
          <table:table-cell table:number-columns-repeated="1019"/>
        </table:table-row>
        <table:table-row table:style-name="ro9">
          <table:table-cell table:style-name="ce5"/>
          <table:table-cell table:style-name="ce9" office:value-type="float" office:value="12" calcext:value-type="float">
            <text:p>12</text:p>
          </table:table-cell>
          <table:table-cell table:style-name="ce9" office:value-type="float" office:value="19" calcext:value-type="float">
            <text:p>19</text:p>
          </table:table-cell>
          <table:table-cell table:style-name="ce15" table:formula="of:=INDEX([.D$7:.D$25];[.B62])" office:value-type="float" office:value="2" calcext:value-type="float">
            <text:p>2</text:p>
          </table:table-cell>
          <table:table-cell table:style-name="ce17" table:formula="of:=INDEX([.$H$7:.$H$25];[.$C62])-INDEX([.$H$7:.$H$25];[.$B62])+INDEX([.$J$7:.$J$25];[.B62])" office:value-type="float" office:value="8.99999999999676" calcext:value-type="float">
            <text:p>9</text:p>
          </table:table-cell>
          <table:table-cell table:number-columns-repeated="1019"/>
        </table:table-row>
        <table:table-row table:style-name="ro9">
          <table:table-cell table:style-name="ce5"/>
          <table:table-cell table:style-name="ce9" office:value-type="float" office:value="13" calcext:value-type="float">
            <text:p>13</text:p>
          </table:table-cell>
          <table:table-cell table:style-name="ce9" office:value-type="float" office:value="19" calcext:value-type="float">
            <text:p>19</text:p>
          </table:table-cell>
          <table:table-cell table:style-name="ce15" table:formula="of:=INDEX([.D$7:.D$25];[.B63])" office:value-type="float" office:value="1" calcext:value-type="float">
            <text:p>1</text:p>
          </table:table-cell>
          <table:table-cell table:style-name="ce17" table:formula="of:=INDEX([.$H$7:.$H$25];[.$C63])-INDEX([.$H$7:.$H$25];[.$B63])+INDEX([.$J$7:.$J$25];[.B63])" office:value-type="float" office:value="0.999999999997989" calcext:value-type="float">
            <text:p>1</text:p>
          </table:table-cell>
          <table:table-cell table:number-columns-repeated="1019"/>
        </table:table-row>
        <table:table-row table:style-name="ro9">
          <table:table-cell table:style-name="ce5"/>
          <table:table-cell table:style-name="ce9" office:value-type="float" office:value="14" calcext:value-type="float">
            <text:p>14</text:p>
          </table:table-cell>
          <table:table-cell table:style-name="ce9" office:value-type="float" office:value="19" calcext:value-type="float">
            <text:p>19</text:p>
          </table:table-cell>
          <table:table-cell table:style-name="ce15" table:formula="of:=INDEX([.D$7:.D$25];[.B64])" office:value-type="float" office:value="7" calcext:value-type="float">
            <text:p>7</text:p>
          </table:table-cell>
          <table:table-cell table:style-name="ce17" table:formula="of:=INDEX([.$H$7:.$H$25];[.$C64])-INDEX([.$H$7:.$H$25];[.$B64])+INDEX([.$J$7:.$J$25];[.B64])" office:value-type="float" office:value="10.9999999999964" calcext:value-type="float">
            <text:p>11</text:p>
          </table:table-cell>
          <table:table-cell table:number-columns-repeated="1019"/>
        </table:table-row>
        <table:table-row table:style-name="ro9">
          <table:table-cell table:style-name="ce5"/>
          <table:table-cell table:style-name="ce9" office:value-type="float" office:value="15" calcext:value-type="float">
            <text:p>15</text:p>
          </table:table-cell>
          <table:table-cell table:style-name="ce9" office:value-type="float" office:value="19" calcext:value-type="float">
            <text:p>19</text:p>
          </table:table-cell>
          <table:table-cell table:style-name="ce15" table:formula="of:=INDEX([.D$7:.D$25];[.B65])" office:value-type="float" office:value="4" calcext:value-type="float">
            <text:p>4</text:p>
          </table:table-cell>
          <table:table-cell table:style-name="ce17" table:formula="of:=INDEX([.$H$7:.$H$25];[.$C65])-INDEX([.$H$7:.$H$25];[.$B65])+INDEX([.$J$7:.$J$25];[.B65])" office:value-type="float" office:value="3.99999999999959" calcext:value-type="float">
            <text:p>4</text:p>
          </table:table-cell>
          <table:table-cell table:number-columns-repeated="1019"/>
        </table:table-row>
        <table:table-row table:style-name="ro9">
          <table:table-cell table:style-name="ce5"/>
          <table:table-cell table:style-name="ce9" office:value-type="float" office:value="16" calcext:value-type="float">
            <text:p>16</text:p>
          </table:table-cell>
          <table:table-cell table:style-name="ce9" office:value-type="float" office:value="19" calcext:value-type="float">
            <text:p>19</text:p>
          </table:table-cell>
          <table:table-cell table:style-name="ce15" table:formula="of:=INDEX([.D$7:.D$25];[.B66])" office:value-type="float" office:value="3" calcext:value-type="float">
            <text:p>3</text:p>
          </table:table-cell>
          <table:table-cell table:style-name="ce17" table:formula="of:=INDEX([.$H$7:.$H$25];[.$C66])-INDEX([.$H$7:.$H$25];[.$B66])+INDEX([.$J$7:.$J$25];[.B66])" office:value-type="float" office:value="3.99999999999741" calcext:value-type="float">
            <text:p>4</text:p>
          </table:table-cell>
          <table:table-cell table:number-columns-repeated="1019"/>
        </table:table-row>
        <table:table-row table:style-name="ro9">
          <table:table-cell table:style-name="ce5"/>
          <table:table-cell table:style-name="ce9" office:value-type="float" office:value="17" calcext:value-type="float">
            <text:p>17</text:p>
          </table:table-cell>
          <table:table-cell table:style-name="ce9" office:value-type="float" office:value="19" calcext:value-type="float">
            <text:p>19</text:p>
          </table:table-cell>
          <table:table-cell table:style-name="ce15" table:formula="of:=INDEX([.D$7:.D$25];[.B67])" office:value-type="float" office:value="9" calcext:value-type="float">
            <text:p>9</text:p>
          </table:table-cell>
          <table:table-cell table:style-name="ce17" table:formula="of:=INDEX([.$H$7:.$H$25];[.$C67])-INDEX([.$H$7:.$H$25];[.$B67])+INDEX([.$J$7:.$J$25];[.B67])" office:value-type="float" office:value="9.99999999999709" calcext:value-type="float">
            <text:p>10</text:p>
          </table:table-cell>
          <table:table-cell table:number-columns-repeated="1019"/>
        </table:table-row>
        <table:table-row table:style-name="ro9">
          <table:table-cell table:style-name="ce5"/>
          <table:table-cell table:style-name="ce9" office:value-type="float" office:value="18" calcext:value-type="float">
            <text:p>18</text:p>
          </table:table-cell>
          <table:table-cell table:style-name="ce9" office:value-type="float" office:value="19" calcext:value-type="float">
            <text:p>19</text:p>
          </table:table-cell>
          <table:table-cell table:style-name="ce15" table:formula="of:=INDEX([.D$7:.D$25];[.B68])" office:value-type="float" office:value="1" calcext:value-type="float">
            <text:p>1</text:p>
          </table:table-cell>
          <table:table-cell table:style-name="ce17" table:formula="of:=INDEX([.$H$7:.$H$25];[.$C68])-INDEX([.$H$7:.$H$25];[.$B68])+INDEX([.$J$7:.$J$25];[.B68])" office:value-type="float" office:value="0.999999999998003" calcext:value-type="float">
            <text:p>1</text:p>
          </table:table-cell>
          <table:table-cell table:number-columns-repeated="1019"/>
        </table:table-row>
        <table:table-row table:style-name="ro9">
          <table:table-cell table:style-name="ce5" table:number-columns-repeated="5"/>
          <table:table-cell table:number-columns-repeated="1019"/>
        </table:table-row>
        <table:table-row table:style-name="ro9" table:number-rows-repeated="1048506">
          <table:table-cell table:number-columns-repeated="1024"/>
        </table:table-row>
        <table:table-row table:style-name="ro9">
          <table:table-cell table:number-columns-repeated="1024"/>
        </table:table-row>
        <table:named-expressions>
          <table:named-expression table:name="solver_adj" table:base-cell-address="$'Question 1'.$A$1" table:expression="[$'Question 2'.$H$7:.$H$25];[$'Question 2'.$J$7:.$J$24];[$'Question 2'.$H$4]"/>
          <table:named-expression table:name="solver_cvg" table:base-cell-address="$'Question 1'.$A$1" table:expression="0.0001"/>
          <table:named-expression table:name="solver_drv" table:base-cell-address="$'Question 1'.$A$1" table:expression="1"/>
          <table:named-expression table:name="solver_est" table:base-cell-address="$'Question 1'.$A$1" table:expression="1"/>
          <table:named-expression table:name="solver_itr" table:base-cell-address="$'Question 1'.$A$1" table:expression="100"/>
          <table:named-range table:name="solver_lhs1" table:base-cell-address="$'Question 1'.$A$1" table:cell-range-address="$'Question 2'.$E$29:.$E$68"/>
          <table:named-range table:name="solver_lhs10" table:base-cell-address="$'Question 1'.$A$1" table:cell-range-address="$'Question 2'.$H$25"/>
          <table:named-range table:name="solver_lhs11" table:base-cell-address="$'Question 1'.$A$1" table:cell-range-address="$'Question 2'.$H$25"/>
          <table:named-range table:name="solver_lhs12" table:base-cell-address="$'Question 1'.$A$1" table:cell-range-address="$'Question 2'.$H$25"/>
          <table:named-range table:name="solver_lhs13" table:base-cell-address="$'Question 1'.$A$1" table:cell-range-address="$'Question 2'.$H$25"/>
          <table:named-range table:name="solver_lhs14" table:base-cell-address="$'Question 1'.$A$1" table:cell-range-address="$'Question 2'.$H$25"/>
          <table:named-range table:name="solver_lhs15" table:base-cell-address="$'Question 1'.$A$1" table:cell-range-address="$'Question 2'.$H$25"/>
          <table:named-range table:name="solver_lhs16" table:base-cell-address="$'Question 1'.$A$1" table:cell-range-address="$'Question 2'.$H$25"/>
          <table:named-range table:name="solver_lhs17" table:base-cell-address="$'Question 1'.$A$1" table:cell-range-address="$'Question 2'.$H$25"/>
          <table:named-range table:name="solver_lhs18" table:base-cell-address="$'Question 1'.$A$1" table:cell-range-address="$'Question 2'.$H$25"/>
          <table:named-range table:name="solver_lhs19" table:base-cell-address="$'Question 1'.$A$1" table:cell-range-address="$'Question 2'.$H$25"/>
          <table:named-range table:name="solver_lhs2" table:base-cell-address="$'Question 1'.$A$1" table:cell-range-address="$'Question 2'.$H$25"/>
          <table:named-range table:name="solver_lhs20" table:base-cell-address="$'Question 1'.$A$1" table:cell-range-address="$'Question 2'.$H$25"/>
          <table:named-range table:name="solver_lhs21" table:base-cell-address="$'Question 1'.$A$1" table:cell-range-address="$'Question 2'.$H$25"/>
          <table:named-range table:name="solver_lhs22" table:base-cell-address="$'Question 1'.$A$1" table:cell-range-address="$'Question 2'.$H$25"/>
          <table:named-range table:name="solver_lhs23" table:base-cell-address="$'Question 1'.$A$1" table:cell-range-address="$'Question 2'.$H$25"/>
          <table:named-range table:name="solver_lhs24" table:base-cell-address="$'Question 1'.$A$1" table:cell-range-address="$'Question 2'.$H$25"/>
          <table:named-range table:name="solver_lhs25" table:base-cell-address="$'Question 1'.$A$1" table:cell-range-address="$'Question 2'.$H$25"/>
          <table:named-range table:name="solver_lhs26" table:base-cell-address="$'Question 1'.$A$1" table:cell-range-address="$'Question 2'.$H$25"/>
          <table:named-range table:name="solver_lhs27" table:base-cell-address="$'Question 1'.$A$1" table:cell-range-address="$'Question 2'.$H$25"/>
          <table:named-range table:name="solver_lhs28" table:base-cell-address="$'Question 1'.$A$1" table:cell-range-address="$'Question 2'.$H$25"/>
          <table:named-range table:name="solver_lhs29" table:base-cell-address="$'Question 1'.$A$1" table:cell-range-address="$'Question 2'.$H$25"/>
          <table:named-range table:name="solver_lhs3" table:base-cell-address="$'Question 1'.$A$1" table:cell-range-address="$'Question 2'.$J$7:.$J$24"/>
          <table:named-range table:name="solver_lhs30" table:base-cell-address="$'Question 1'.$A$1" table:cell-range-address="$'Question 2'.$H$25"/>
          <table:named-range table:name="solver_lhs31" table:base-cell-address="$'Question 1'.$A$1" table:cell-range-address="$'Question 2'.$H$25"/>
          <table:named-range table:name="solver_lhs32" table:base-cell-address="$'Question 1'.$A$1" table:cell-range-address="$'Question 2'.$H$25"/>
          <table:named-range table:name="solver_lhs33" table:base-cell-address="$'Question 1'.$A$1" table:cell-range-address="$'Question 2'.$H$25"/>
          <table:named-range table:name="solver_lhs34" table:base-cell-address="$'Question 1'.$A$1" table:cell-range-address="$'Question 2'.$H$25"/>
          <table:named-range table:name="solver_lhs35" table:base-cell-address="$'Question 1'.$A$1" table:cell-range-address="$'Question 2'.$H$25"/>
          <table:named-range table:name="solver_lhs36" table:base-cell-address="$'Question 1'.$A$1" table:cell-range-address="$'Question 2'.$H$17"/>
          <table:named-range table:name="solver_lhs4" table:base-cell-address="$'Question 1'.$A$1" table:cell-range-address="$'Question 2'.$H$11"/>
          <table:named-range table:name="solver_lhs5" table:base-cell-address="$'Question 1'.$A$1" table:cell-range-address="$'Question 2'.$H$11"/>
          <table:named-range table:name="solver_lhs6" table:base-cell-address="$'Question 1'.$A$1" table:cell-range-address="$'Question 2'.$H$25"/>
          <table:named-range table:name="solver_lhs7" table:base-cell-address="$'Question 1'.$A$1" table:cell-range-address="$'Question 2'.$H$25"/>
          <table:named-range table:name="solver_lhs8" table:base-cell-address="$'Question 1'.$A$1" table:cell-range-address="$'Question 2'.$H$25"/>
          <table:named-range table:name="solver_lhs9" table:base-cell-address="$'Question 1'.$A$1" table:cell-range-address="$'Question 2'.$H$25"/>
          <table:named-expression table:name="solver_lin" table:base-cell-address="$'Question 1'.$A$1" table:expression="1"/>
          <table:named-expression table:name="solver_neg" table:base-cell-address="$'Question 1'.$A$1" table:expression="1"/>
          <table:named-expression table:name="solver_num" table:base-cell-address="$'Question 1'.$A$1" table:expression="3"/>
          <table:named-expression table:name="solver_nwt" table:base-cell-address="$'Question 1'.$A$1" table:expression="1"/>
          <table:named-range table:name="solver_opt" table:base-cell-address="$'Question 1'.$A$1" table:cell-range-address="$'Question 2'.$H$2"/>
          <table:named-expression table:name="solver_pre" table:base-cell-address="$'Question 1'.$A$1" table:expression="0.000001"/>
          <table:named-expression table:name="solver_rel1" table:base-cell-address="$'Question 1'.$A$1" table:expression="3"/>
          <table:named-expression table:name="solver_rel10" table:base-cell-address="$'Question 1'.$A$1" table:expression="3"/>
          <table:named-expression table:name="solver_rel11" table:base-cell-address="$'Question 1'.$A$1" table:expression="3"/>
          <table:named-expression table:name="solver_rel12" table:base-cell-address="$'Question 1'.$A$1" table:expression="3"/>
          <table:named-expression table:name="solver_rel13" table:base-cell-address="$'Question 1'.$A$1" table:expression="3"/>
          <table:named-expression table:name="solver_rel14" table:base-cell-address="$'Question 1'.$A$1" table:expression="3"/>
          <table:named-expression table:name="solver_rel15" table:base-cell-address="$'Question 1'.$A$1" table:expression="3"/>
          <table:named-expression table:name="solver_rel16" table:base-cell-address="$'Question 1'.$A$1" table:expression="3"/>
          <table:named-expression table:name="solver_rel17" table:base-cell-address="$'Question 1'.$A$1" table:expression="3"/>
          <table:named-expression table:name="solver_rel18" table:base-cell-address="$'Question 1'.$A$1" table:expression="3"/>
          <table:named-expression table:name="solver_rel19" table:base-cell-address="$'Question 1'.$A$1" table:expression="3"/>
          <table:named-expression table:name="solver_rel2" table:base-cell-address="$'Question 1'.$A$1" table:expression="2"/>
          <table:named-expression table:name="solver_rel20" table:base-cell-address="$'Question 1'.$A$1" table:expression="3"/>
          <table:named-expression table:name="solver_rel21" table:base-cell-address="$'Question 1'.$A$1" table:expression="3"/>
          <table:named-expression table:name="solver_rel22" table:base-cell-address="$'Question 1'.$A$1" table:expression="3"/>
          <table:named-expression table:name="solver_rel23" table:base-cell-address="$'Question 1'.$A$1" table:expression="3"/>
          <table:named-expression table:name="solver_rel24" table:base-cell-address="$'Question 1'.$A$1" table:expression="3"/>
          <table:named-expression table:name="solver_rel25" table:base-cell-address="$'Question 1'.$A$1" table:expression="3"/>
          <table:named-expression table:name="solver_rel26" table:base-cell-address="$'Question 1'.$A$1" table:expression="3"/>
          <table:named-expression table:name="solver_rel27" table:base-cell-address="$'Question 1'.$A$1" table:expression="3"/>
          <table:named-expression table:name="solver_rel28" table:base-cell-address="$'Question 1'.$A$1" table:expression="3"/>
          <table:named-expression table:name="solver_rel29" table:base-cell-address="$'Question 1'.$A$1" table:expression="3"/>
          <table:named-expression table:name="solver_rel3" table:base-cell-address="$'Question 1'.$A$1" table:expression="1"/>
          <table:named-expression table:name="solver_rel30" table:base-cell-address="$'Question 1'.$A$1" table:expression="3"/>
          <table:named-expression table:name="solver_rel31" table:base-cell-address="$'Question 1'.$A$1" table:expression="3"/>
          <table:named-expression table:name="solver_rel32" table:base-cell-address="$'Question 1'.$A$1" table:expression="3"/>
          <table:named-expression table:name="solver_rel33" table:base-cell-address="$'Question 1'.$A$1" table:expression="3"/>
          <table:named-expression table:name="solver_rel34" table:base-cell-address="$'Question 1'.$A$1" table:expression="3"/>
          <table:named-expression table:name="solver_rel35" table:base-cell-address="$'Question 1'.$A$1" table:expression="3"/>
          <table:named-expression table:name="solver_rel36" table:base-cell-address="$'Question 1'.$A$1" table:expression="3"/>
          <table:named-expression table:name="solver_rel4" table:base-cell-address="$'Question 1'.$A$1" table:expression="3"/>
          <table:named-expression table:name="solver_rel5" table:base-cell-address="$'Question 1'.$A$1" table:expression="3"/>
          <table:named-expression table:name="solver_rel6" table:base-cell-address="$'Question 1'.$A$1" table:expression="3"/>
          <table:named-expression table:name="solver_rel7" table:base-cell-address="$'Question 1'.$A$1" table:expression="3"/>
          <table:named-expression table:name="solver_rel8" table:base-cell-address="$'Question 1'.$A$1" table:expression="3"/>
          <table:named-expression table:name="solver_rel9" table:base-cell-address="$'Question 1'.$A$1" table:expression="3"/>
          <table:named-range table:name="solver_rhs1" table:base-cell-address="$'Question 1'.$A$1" table:cell-range-address="$'Question 2'.$D$29:.$D$68"/>
          <table:named-range table:name="solver_rhs10" table:base-cell-address="$'Question 1'.$A$1" table:cell-range-address="$'Question 2'.$I$24"/>
          <table:named-range table:name="solver_rhs11" table:base-cell-address="$'Question 1'.$A$1" table:cell-range-address="$'Question 2'.$I$24"/>
          <table:named-range table:name="solver_rhs12" table:base-cell-address="$'Question 1'.$A$1" table:cell-range-address="$'Question 2'.$I$8"/>
          <table:named-range table:name="solver_rhs13" table:base-cell-address="$'Question 1'.$A$1" table:cell-range-address="$'Question 2'.$I$9"/>
          <table:named-range table:name="solver_rhs14" table:base-cell-address="$'Question 1'.$A$1" table:cell-range-address="$'Question 2'.$I$9"/>
          <table:named-range table:name="solver_rhs15" table:base-cell-address="$'Question 1'.$A$1" table:cell-range-address="$'Question 2'.$I$24"/>
          <table:named-range table:name="solver_rhs16" table:base-cell-address="$'Question 1'.$A$1" table:cell-range-address="$'Question 2'.$I$7"/>
          <table:named-range table:name="solver_rhs17" table:base-cell-address="$'Question 1'.$A$1" table:cell-range-address="$'Question 2'.$I$10"/>
          <table:named-range table:name="solver_rhs18" table:base-cell-address="$'Question 1'.$A$1" table:cell-range-address="$'Question 2'.$I$7"/>
          <table:named-range table:name="solver_rhs19" table:base-cell-address="$'Question 1'.$A$1" table:cell-range-address="$'Question 2'.$I$8"/>
          <table:named-range table:name="solver_rhs2" table:base-cell-address="$'Question 1'.$A$1" table:cell-range-address="$'Question 2'.$H$3"/>
          <table:named-range table:name="solver_rhs20" table:base-cell-address="$'Question 1'.$A$1" table:cell-range-address="$'Question 2'.$I$9"/>
          <table:named-range table:name="solver_rhs21" table:base-cell-address="$'Question 1'.$A$1" table:cell-range-address="$'Question 2'.$I$24"/>
          <table:named-range table:name="solver_rhs22" table:base-cell-address="$'Question 1'.$A$1" table:cell-range-address="$'Question 2'.$I$10"/>
          <table:named-range table:name="solver_rhs23" table:base-cell-address="$'Question 1'.$A$1" table:cell-range-address="$'Question 2'.$I$12"/>
          <table:named-range table:name="solver_rhs24" table:base-cell-address="$'Question 1'.$A$1" table:cell-range-address="$'Question 2'.$I$13"/>
          <table:named-range table:name="solver_rhs25" table:base-cell-address="$'Question 1'.$A$1" table:cell-range-address="$'Question 2'.$I$14"/>
          <table:named-range table:name="solver_rhs26" table:base-cell-address="$'Question 1'.$A$1" table:cell-range-address="$'Question 2'.$I$15"/>
          <table:named-range table:name="solver_rhs27" table:base-cell-address="$'Question 1'.$A$1" table:cell-range-address="$'Question 2'.$I$16"/>
          <table:named-range table:name="solver_rhs28" table:base-cell-address="$'Question 1'.$A$1" table:cell-range-address="$'Question 2'.$I$17"/>
          <table:named-range table:name="solver_rhs29" table:base-cell-address="$'Question 1'.$A$1" table:cell-range-address="$'Question 2'.$I$18"/>
          <table:named-range table:name="solver_rhs3" table:base-cell-address="$'Question 1'.$A$1" table:cell-range-address="$'Question 2'.$F$7:.$F$24"/>
          <table:named-range table:name="solver_rhs30" table:base-cell-address="$'Question 1'.$A$1" table:cell-range-address="$'Question 2'.$I$19"/>
          <table:named-range table:name="solver_rhs31" table:base-cell-address="$'Question 1'.$A$1" table:cell-range-address="$'Question 2'.$I$20"/>
          <table:named-range table:name="solver_rhs32" table:base-cell-address="$'Question 1'.$A$1" table:cell-range-address="$'Question 2'.$I$21"/>
          <table:named-range table:name="solver_rhs33" table:base-cell-address="$'Question 1'.$A$1" table:cell-range-address="$'Question 2'.$I$22"/>
          <table:named-range table:name="solver_rhs34" table:base-cell-address="$'Question 1'.$A$1" table:cell-range-address="$'Question 2'.$I$23"/>
          <table:named-range table:name="solver_rhs35" table:base-cell-address="$'Question 1'.$A$1" table:cell-range-address="$'Question 2'.$I$11"/>
          <table:named-range table:name="solver_rhs36" table:base-cell-address="$'Question 1'.$A$1" table:cell-range-address="$'Question 2'.$I$12"/>
          <table:named-range table:name="solver_rhs4" table:base-cell-address="$'Question 1'.$A$1" table:cell-range-address="$'Question 2'.$I$9"/>
          <table:named-range table:name="solver_rhs5" table:base-cell-address="$'Question 1'.$A$1" table:cell-range-address="$'Question 2'.$I$9"/>
          <table:named-range table:name="solver_rhs6" table:base-cell-address="$'Question 1'.$A$1" table:cell-range-address="$'Question 2'.$I$11"/>
          <table:named-range table:name="solver_rhs7" table:base-cell-address="$'Question 1'.$A$1" table:cell-range-address="$'Question 2'.$I$8"/>
          <table:named-range table:name="solver_rhs8" table:base-cell-address="$'Question 1'.$A$1" table:cell-range-address="$'Question 2'.$I$10"/>
          <table:named-range table:name="solver_rhs9" table:base-cell-address="$'Question 1'.$A$1" table:cell-range-address="$'Question 2'.$I$9"/>
          <table:named-expression table:name="solver_scl" table:base-cell-address="$'Question 1'.$A$1" table:expression="2"/>
          <table:named-expression table:name="solver_sho" table:base-cell-address="$'Question 1'.$A$1" table:expression="2"/>
          <table:named-expression table:name="solver_tim" table:base-cell-address="$'Question 1'.$A$1" table:expression="100"/>
          <table:named-expression table:name="solver_tol" table:base-cell-address="$'Question 1'.$A$1" table:expression="0.05"/>
          <table:named-expression table:name="solver_typ" table:base-cell-address="$'Question 1'.$A$1" table:expression="1"/>
          <table:named-expression table:name="solver_val" table:base-cell-address="$'Question 1'.$A$1" table:expression="0"/>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8P0" style:volatile="true">
      <number:number number:decimal-places="2" loext:min-decimal-places="2" number:min-integer-digits="1" number:grouping="true"/>
      <number:text> </number:text>
      <number:currency-symbol number:language="fr" number:country="FR">€</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8P0"/>
    </number:currency-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number:text>
      <style:map style:condition="value()&gt;=0" style:apply-style-name="N109P0"/>
    </number:number-style>
    <number:number-style style:name="N110P0" style:volatile="true">
      <number:text>$</number:text>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 </loext:text>
      <loext:fill-character> </loext:fill-character>
      <number:text>(</number:text>
      <number:number number:decimal-places="0" loext:min-decimal-places="0" number:min-integer-digits="1" number:grouping="true"/>
      <number:text>)</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 $</loext:text>
      <loext:fill-character> </loext:fill-character>
      <number:text>(</number:text>
      <number:number number:decimal-places="0" loext:min-decimal-places="0" number:min-integer-digits="1" number:grouping="true"/>
      <number:text>)</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 </loext:text>
      <loext:fill-character> </loext:fill-character>
      <number:text>(</number:text>
      <number:number number:decimal-places="2" loext:min-decimal-places="2" number:min-integer-digits="1" number:grouping="true"/>
      <number:text>)</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 €</number:text>
      <style:map style:condition="value()&gt;=0" style:apply-style-name="N119P0"/>
    </number:number-style>
    <number:number-style style:name="N120P0" style:volatile="true">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 €</number:text>
      <style:map style:condition="value()&gt;=0" style:apply-style-name="N121P0"/>
    </number:number-style>
    <number:number-style style:name="N122P0" style:volatile="true">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 €</number:text>
      <style:map style:condition="value()&gt;=0" style:apply-style-name="N122P0"/>
    </number:number-style>
    <number:number-style style:name="N123P0" style:volatile="true">
      <loext:text> </loext:text>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text> </loext:text>
      <loext:fill-character> </loext:fill-character>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loext:min-decimal-places="2" number:min-integer-digits="1" number:grouping="true"/>
      <number:text> € </number:text>
    </number:number-style>
    <number:number-style style:name="N125P1" style:volatile="true">
      <loext:text>-</loext:text>
      <loext:fill-character> </loext:fill-character>
      <number:number number:decimal-places="2" loext:min-decimal-places="2" number:min-integer-digits="1" number:grouping="true"/>
      <number:text> € </number:text>
    </number:number-style>
    <number:number-style style:name="N125P2" style:volatile="true">
      <loext:text> </loext:text>
      <loext:fill-character> </loext:fill-character>
      <number:text>-</number:text>
      <number:number number:decimal-places="0" loext:min-decimal-places="0" number:min-integer-digits="0"/>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
      <number:number number:decimal-places="1" loext:min-decimal-places="1"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date-style style:name="N10121" number:language="fr" number:country="FR">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71mm" style:rotation-align="none"/>
      <style:text-properties fo:color="#000000" style:font-name="Calibri" fo:font-family="Calibri" style:font-family-generic="swiss" style:font-pitch="variable"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style:master-page style:name="PageStyle_5f_Question_20_2" style:display-name="PageStyle_Question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vaux</meta:initial-creator>
    <meta:creation-date>2010-01-06T09:51:21</meta:creation-date>
    <dc:date>2017-03-05T19:01:36.336966000</dc:date>
    <meta:editing-duration>PT54M52S</meta:editing-duration>
    <meta:editing-cycles>2</meta:editing-cycles>
    <meta:generator>LibreOffice/5.2.5.1$MacOSX_X86_64 LibreOffice_project/0312e1a284a7d50ca85a365c316c7abbf20a4d22</meta:generator>
    <meta:document-statistic meta:table-count="3" meta:cell-count="644" meta:object-count="2"/>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Private Sub CommandButton1_Click()

End Sub

</script:module>
</file>

<file path=Basic/VBAProject/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Private Sub CommandButton1_Click()

End Sub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Remplit la feuille de calcul avec les precedendes et les formules associées (question 1)
Sub EcritPrecedences()
  Dim ll As Integer, cl As Integer, col As Integer
  Dim le As Integer, ce As Integer
  Dim NbTaches As Integer
  Dim Tableau() As String
  Dim i As Integer, j As Integer
  
  ' ligne et colonne de début pour la lecture des précédences
  ll = 5  ' ligne de début de lecture
  cl = 5  ' colonne des prédécesseurs
  col = 1 ' colonne des numéros de tâche
  ' ligne et colonne de début pour l'écriture des précedences
  le = 27 ' ligne
  ce = 2  ' colonne
  ' nombre de tâches
  NbTaches = 19
  
  ' parcours de toutes les tâches (sauf première et dernière)
  For i = 2 To NbTaches - 1
    ' découpage des prédécesseurs dans un tableau
    Tableau = Split(Cells(ll + i - 1, cl).Value, ",")
    ' écriture pour chaque cellule du tableau
    For j = 0 To UBound(Tableau)
      Cells(le, ce).Value = CInt(Tableau(j))
      Cells(le, ce + 1).Value = Cells(ll + i - 1, col).Value
      Cells(le, ce + 2).FormulaLocal = "=INDEX(D$5:D$23;B" &amp; le &amp; ")"
      Cells(le, ce + 3).FormulaLocal = "=INDEX($H$5:$H$23;$C" &amp; le &amp; ")-INDEX($H$5:$H$23;$B" &amp; le &amp; ")"
      le = le + 1
    Next j
  Next i
  ' précédences pour la dernière tâche
  For i = 1 To NbTaches - 1
    Cells(le, ce).Value = i
    Cells(le, ce + 1).Value = NbTaches
    Cells(le, ce + 2).FormulaLocal = "=INDEX(D$5:D$23;B" &amp; le &amp; ")"
    Cells(le, ce + 3).FormulaLocal = "=INDEX($H$5:$H$23;$C" &amp; le &amp; ")-INDEX($H$5:$H$23;$B" &amp; le &amp; ")"
    le = le + 1
  Next i
End Sub

'Remplit la feuille de calcul avec les precedendes et les formules associées (question 2)
Sub EcritPrecedences2()
  Dim ll As Integer, cl As Integer, col As Integer
  Dim le As Integer, ce As Integer
  Dim NbTaches As Integer
  Dim Tableau() As String
  Dim i As Integer, j As Integer
  
  ' ligne et colonne de début pour la lecture des précédences
  ll = 7  ' ligne de début de lecture
  cl = 5  ' colonne des prédécesseurs
  col = 1 ' colonne des numéros de tâche
  ' ligne et colonne de début pour l'écriture des précedences
  le = 29 ' ligne
  ce = 2  ' colonne
  ' nombre de tâches
  NbTaches = 19
  
  ' parcours de toutes les tâches (sauf première et dernière)
  For i = 2 To NbTaches - 1
    ' découpage des prédécesseurs dans un tableau
    Tableau = Split(Cells(ll + i - 1, cl).Value, ",")
    ' écriture pour chaque cellule du tableau
    For j = 0 To UBound(Tableau)
      Cells(le, ce).Value = CInt(Tableau(j))
      Cells(le, ce + 1).Value = Cells(ll + i - 1, col).Value
      Cells(le, ce + 2).FormulaLocal = "=INDEX(D$7:D$25;B" &amp; le &amp; ")"
      Cells(le, ce + 3).FormulaLocal = "=INDEX($H$7:$H$25;$C" &amp; le &amp; ")-INDEX($H$7:$H$25;$B" &amp; le &amp; ")+INDEX($J$7:$J$25;B" &amp; le &amp; ")"
      le = le + 1
    Next j
  Next i
  ' précédences pour la dernière tâche
  For i = 1 To NbTaches - 1
    Cells(le, ce).Value = i
    Cells(le, ce + 1).Value = NbTaches
    Cells(le, ce + 2).FormulaLocal = "=INDEX(D$7:D$25;B" &amp; le &amp; ")"
    Cells(le, ce + 3).FormulaLocal = "=INDEX($H$7:$H$25;$C" &amp; le &amp; ")-INDEX($H$7:$H$25;$B" &amp; le &amp; ")+INDEX($J$7:$J$25;B" &amp; le &amp; ")"
    le = le + 1
  Next i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
  <library:element library:name="Feuil2"/>
  <library:element library:name="Module1"/>
  <library:element library:name="ThisWorkbook"/>
  <library:element library:name="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